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8201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8744in"/>
    </style:style>
    <style:style style:name="co7" style:family="table-column">
      <style:table-column-properties fo:break-before="auto" style:column-width="0.417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1063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color="#00ff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ff00"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19" style:family="table-cell" style:parent-style-name="Default" style:data-style-name="N60">
      <style:table-cell-properties style:text-align-source="fix" style:repeat-content="false"/>
      <style:paragraph-properties fo:text-align="end" fo:margin-left="0in"/>
      <style:text-properties fo:color="#00ff00" fo:font-weight="bold" style:font-weight-asian="bold" style:font-weight-complex="bold"/>
    </style:style>
    <style:style style:name="ce20" style:family="table-cell" style:parent-style-name="Default" style:data-style-name="N6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color="#00ff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/>
  </office:automatic-styles>
  <office:body>
    <office:spreadsheet>
      <table:table table:name="comparison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11"/>
        <table:table-column table:style-name="co6" table:default-cell-style-name="ce11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7" table:default-cell-style-name="ce11"/>
        <table:table-row table:style-name="ro1">
          <table:table-cell/>
          <table:table-cell table:style-name="ce7" office:value-type="string" table:number-columns-spanned="4" table:number-rows-spanned="1">
            <text:p>no email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with email</text:p>
          </table:table-cell>
          <table:covered-table-cell table:number-columns-repeated="3"/>
        </table:table-row>
        <table:table-row table:style-name="ro2">
          <table:table-cell table:style-name="ce1" office:value-type="string">
            <text:p>variable</text:p>
          </table:table-cell>
          <table:table-cell table:style-name="ce1" office:value-type="string">
            <text:p>response</text:p>
          </table:table-cell>
          <table:table-cell table:style-name="ce1" office:value-type="string">
            <text:p>coefficient</text:p>
          </table:table-cell>
          <table:table-cell table:style-name="ce1" office:value-type="string">
            <text:p>P-value</text:p>
          </table:table-cell>
          <table:table-cell table:style-name="ce12"/>
          <table:table-cell table:style-name="ce13" office:value-type="string">
            <text:p>% change</text:p>
          </table:table-cell>
          <table:table-cell table:style-name="ce1" office:value-type="string">
            <text:p>response</text:p>
          </table:table-cell>
          <table:table-cell table:style-name="ce1" office:value-type="string">
            <text:p>coefficient</text:p>
          </table:table-cell>
          <table:table-cell table:style-name="ce1" office:value-type="string">
            <text:p>P-value</text:p>
          </table:table-cell>
          <table:table-cell table:style-name="Default"/>
        </table:table-row>
        <table:table-row table:style-name="ro2">
          <table:table-cell office:value-type="string">
            <text:p>(Intercept)</text:p>
          </table:table-cell>
          <table:table-cell table:formula="of:=EXP([.C3])" office:value-type="float" office:value="1.82795891975918">
            <text:p>1.83</text:p>
          </table:table-cell>
          <table:table-cell table:style-name="ce10" office:value-type="float" office:value="0.6032">
            <text:p>6.03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3])/EXP([.H3])" office:value-type="float" office:value="0.98442260254146">
            <text:p>0.98</text:p>
          </table:table-cell>
          <table:table-cell table:formula="of:=EXP([.H3])" office:value-type="float" office:value="1.85688434523952">
            <text:p>1.86</text:p>
          </table:table-cell>
          <table:table-cell table:style-name="ce10" office:value-type="float" office:value="0.6189">
            <text:p>6.19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</text:p>
          </table:table-cell>
          <table:table-cell table:formula="of:=EXP([.C4])" office:value-type="float" office:value="1.02326653954722">
            <text:p>1.02</text:p>
          </table:table-cell>
          <table:table-cell table:style-name="ce10" office:value-type="float" office:value="0.023">
            <text:p>2.30E-00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4])/EXP([.H4])" office:value-type="float" office:value="1.00066021784792">
            <text:p>1.00</text:p>
          </table:table-cell>
          <table:table-cell table:formula="of:=EXP([.H4])" office:value-type="float" office:value="1.02259140644955">
            <text:p>1.02</text:p>
          </table:table-cell>
          <table:table-cell table:style-name="ce10" office:value-type="float" office:value="0.02234">
            <text:p>2.23E-00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treatmentFeedback+Response</text:p>
          </table:table-cell>
          <table:table-cell table:formula="of:=EXP([.C5])" office:value-type="float" office:value="0.942555948140038">
            <text:p>0.94</text:p>
          </table:table-cell>
          <table:table-cell table:style-name="ce10" office:value-type="float" office:value="-0.05916">
            <text:p>-5.92E-002</text:p>
          </table:table-cell>
          <table:table-cell office:value-type="float" office:value="0.009445">
            <text:p>0.009445</text:p>
          </table:table-cell>
          <table:table-cell office:value-type="string">
            <text:p>**</text:p>
          </table:table-cell>
          <table:table-cell table:style-name="ce14" table:formula="of:=EXP([.C5])/EXP([.H5])" office:value-type="float" office:value="1.00479144242433">
            <text:p>1.00</text:p>
          </table:table-cell>
          <table:table-cell table:formula="of:=EXP([.H5])" office:value-type="float" office:value="0.938061281519144">
            <text:p>0.94</text:p>
          </table:table-cell>
          <table:table-cell table:style-name="ce10" office:value-type="float" office:value="-0.06394">
            <text:p>-6.39E-002</text:p>
          </table:table-cell>
          <table:table-cell office:value-type="float" office:value="0.00459">
            <text:p>0.00459</text:p>
          </table:table-cell>
          <table:table-cell office:value-type="string">
            <text:p>**</text:p>
          </table:table-cell>
        </table:table-row>
        <table:table-row table:style-name="ro2">
          <table:table-cell office:value-type="string">
            <text:p>treatmentFeedback+Helpful</text:p>
          </table:table-cell>
          <table:table-cell table:formula="of:=EXP([.C6])" office:value-type="float" office:value="1.41580744378918">
            <text:p>1.42</text:p>
          </table:table-cell>
          <table:table-cell table:style-name="ce10" office:value-type="float" office:value="0.3477">
            <text:p>3.48E-001</text:p>
          </table:table-cell>
          <table:table-cell table:style-name="ce10" office:value-type="float" office:value="7.23E-015">
            <text:p>7.23E-015</text:p>
          </table:table-cell>
          <table:table-cell office:value-type="string">
            <text:p>***</text:p>
          </table:table-cell>
          <table:table-cell table:style-name="ce14" table:formula="of:=EXP([.C6])/EXP([.H6])" office:value-type="float" office:value="1.01267971444885">
            <text:p>1.01</text:p>
          </table:table-cell>
          <table:table-cell table:formula="of:=EXP([.H6])" office:value-type="float" office:value="1.39808018625092">
            <text:p>1.40</text:p>
          </table:table-cell>
          <table:table-cell table:style-name="ce10" office:value-type="float" office:value="0.3351">
            <text:p>3.35E-001</text:p>
          </table:table-cell>
          <table:table-cell table:style-name="ce10" office:value-type="float" office:value="0.0000000000000135">
            <text:p>1.35E-014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moodconfused</text:p>
          </table:table-cell>
          <table:table-cell table:formula="of:=EXP([.C7])" office:value-type="float" office:value="0.939619756422758">
            <text:p>0.94</text:p>
          </table:table-cell>
          <table:table-cell table:style-name="ce10" office:value-type="float" office:value="-0.06228">
            <text:p>-6.23E-002</text:p>
          </table:table-cell>
          <table:table-cell office:value-type="float" office:value="0.006695">
            <text:p>0.006695</text:p>
          </table:table-cell>
          <table:table-cell office:value-type="string">
            <text:p>**</text:p>
          </table:table-cell>
          <table:table-cell table:style-name="ce14" table:formula="of:=EXP([.C7])/EXP([.H7])" office:value-type="float" office:value="0.989386722527621">
            <text:p>0.99</text:p>
          </table:table-cell>
          <table:table-cell table:style-name="ce15" table:formula="of:=EXP([.H7])" office:value-type="float" office:value="0.949699177306805">
            <text:p>0.95</text:p>
          </table:table-cell>
          <table:table-cell table:style-name="ce18" office:value-type="float" office:value="-0.05161">
            <text:p>-5.16E-002</text:p>
          </table:table-cell>
          <table:table-cell table:style-name="ce21" office:value-type="float" office:value="0.02675">
            <text:p>0.0267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oodsad</text:p>
          </table:table-cell>
          <table:table-cell table:formula="of:=EXP([.C8])" office:value-type="float" office:value="1.03729877240219">
            <text:p>1.04</text:p>
          </table:table-cell>
          <table:table-cell table:style-name="ce10" office:value-type="float" office:value="0.03662">
            <text:p>3.66E-002</text:p>
          </table:table-cell>
          <table:table-cell office:value-type="float" office:value="0.232159">
            <text:p>0.232159</text:p>
          </table:table-cell>
          <table:table-cell/>
          <table:table-cell table:style-name="ce14" table:formula="of:=EXP([.C8])/EXP([.H8])" office:value-type="float" office:value="0.975202633838418">
            <text:p>0.98</text:p>
          </table:table-cell>
          <table:table-cell table:style-name="ce16" table:formula="of:=EXP([.H8])" office:value-type="float" office:value="1.06367511367289">
            <text:p>1.06</text:p>
          </table:table-cell>
          <table:table-cell table:style-name="ce19" office:value-type="float" office:value="0.06173">
            <text:p>6.17E-002</text:p>
          </table:table-cell>
          <table:table-cell table:style-name="ce22" office:value-type="float" office:value="0.04933">
            <text:p>0.04933</text:p>
          </table:table-cell>
          <table:table-cell table:style-name="ce24" office:value-type="string">
            <text:p>*</text:p>
          </table:table-cell>
        </table:table-row>
        <table:table-row table:style-name="ro2">
          <table:table-cell office:value-type="string">
            <text:p>cohort</text:p>
          </table:table-cell>
          <table:table-cell table:formula="of:=EXP([.C9])" office:value-type="float" office:value="0.958007185995754">
            <text:p>0.96</text:p>
          </table:table-cell>
          <table:table-cell table:style-name="ce10" office:value-type="float" office:value="-0.0429">
            <text:p>-4.29E-002</text:p>
          </table:table-cell>
          <table:table-cell table:style-name="ce10" office:value-type="float" office:value="0.00000000000024">
            <text:p>2.40E-013</text:p>
          </table:table-cell>
          <table:table-cell office:value-type="string">
            <text:p>***</text:p>
          </table:table-cell>
          <table:table-cell table:style-name="ce14" table:formula="of:=EXP([.C9])/EXP([.H9])" office:value-type="float" office:value="1.00834462389173">
            <text:p>1.01</text:p>
          </table:table-cell>
          <table:table-cell table:formula="of:=EXP([.H9])" office:value-type="float" office:value="0.950079132963793">
            <text:p>0.95</text:p>
          </table:table-cell>
          <table:table-cell table:style-name="ce10" office:value-type="float" office:value="-0.05121">
            <text:p>-5.12E-00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lag</text:p>
          </table:table-cell>
          <table:table-cell table:formula="of:=EXP([.C10])" office:value-type="float" office:value="0.999999865800009">
            <text:p>1.00</text:p>
          </table:table-cell>
          <table:table-cell table:style-name="ce10" office:value-type="float" office:value="-0.0000001342">
            <text:p>-1.34E-007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0])/EXP([.H10])" office:value-type="float" office:value="0.9999999677">
            <text:p>1.00</text:p>
          </table:table-cell>
          <table:table-cell table:formula="of:=EXP([.H10])" office:value-type="float" office:value="0.999999898100005">
            <text:p>1.00</text:p>
          </table:table-cell>
          <table:table-cell table:style-name="ce10" office:value-type="float" office:value="-0.0000001019">
            <text:p>-1.02E-007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ept_lag</text:p>
          </table:table-cell>
          <table:table-cell table:formula="of:=EXP([.C11])" office:value-type="float" office:value="0.999999900380005">
            <text:p>1.00</text:p>
          </table:table-cell>
          <table:table-cell table:style-name="ce10" office:value-type="float" office:value="-0.00000009962">
            <text:p>-9.96E-008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1])/EXP([.H11])" office:value-type="float" office:value="0.999999940930002">
            <text:p>1.00</text:p>
          </table:table-cell>
          <table:table-cell table:formula="of:=EXP([.H11])" office:value-type="float" office:value="0.999999959450001">
            <text:p>1.00</text:p>
          </table:table-cell>
          <table:table-cell table:style-name="ce10" office:value-type="float" office:value="-0.00000004055">
            <text:p>-4.06E-008</text:p>
          </table:table-cell>
          <table:table-cell table:style-name="ce10" office:value-type="float" office:value="0.00000000103">
            <text:p>1.03E-009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editcount</text:p>
          </table:table-cell>
          <table:table-cell table:formula="of:=EXP([.C12])" office:value-type="float" office:value="1.04366650627999">
            <text:p>1.04</text:p>
          </table:table-cell>
          <table:table-cell table:style-name="ce10" office:value-type="float" office:value="0.04274">
            <text:p>4.27E-00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2])/EXP([.H12])" office:value-type="float" office:value="1.00737707754934">
            <text:p>1.01</text:p>
          </table:table-cell>
          <table:table-cell table:formula="of:=EXP([.H12])" office:value-type="float" office:value="1.03602367925517">
            <text:p>1.04</text:p>
          </table:table-cell>
          <table:table-cell table:style-name="ce10" office:value-type="float" office:value="0.03539">
            <text:p>3.54E-00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len</text:p>
          </table:table-cell>
          <table:table-cell table:formula="of:=EXP([.C13])" office:value-type="float" office:value="1.00471709060864">
            <text:p>1.00</text:p>
          </table:table-cell>
          <table:table-cell table:style-name="ce10" office:value-type="float" office:value="0.004706">
            <text:p>4.71E-003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3])/EXP([.H13])" office:value-type="float" office:value="1.00058817290589">
            <text:p>1.00</text:p>
          </table:table-cell>
          <table:table-cell table:formula="of:=EXP([.H13])" office:value-type="float" office:value="1.00412649061278">
            <text:p>1.00</text:p>
          </table:table-cell>
          <table:table-cell table:style-name="ce10" office:value-type="float" office:value="0.004118">
            <text:p>4.12E-003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um_feedbacks</text:p>
          </table:table-cell>
          <table:table-cell table:formula="of:=EXP([.C14])" office:value-type="float" office:value="1.42148201514095">
            <text:p>1.42</text:p>
          </table:table-cell>
          <table:table-cell table:style-name="ce10" office:value-type="float" office:value="0.3517">
            <text:p>3.52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4])/EXP([.H14])" office:value-type="float" office:value="1.00642052376066">
            <text:p>1.01</text:p>
          </table:table-cell>
          <table:table-cell table:formula="of:=EXP([.H14])" office:value-type="float" office:value="1.41241358018946">
            <text:p>1.41</text:p>
          </table:table-cell>
          <table:table-cell table:style-name="ce10" office:value-type="float" office:value="0.3453">
            <text:p>3.45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s_editing</text:p>
          </table:table-cell>
          <table:table-cell table:formula="of:=EXP([.C15])" office:value-type="float" office:value="0.573842678211615">
            <text:p>0.57</text:p>
          </table:table-cell>
          <table:table-cell table:style-name="ce10" office:value-type="float" office:value="-0.5554">
            <text:p>-5.55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5])/EXP([.H15])" office:value-type="float" office:value="1.00783049924647">
            <text:p>1.01</text:p>
          </table:table-cell>
          <table:table-cell table:formula="of:=EXP([.H15])" office:value-type="float" office:value="0.569384116317836">
            <text:p>0.57</text:p>
          </table:table-cell>
          <table:table-cell table:style-name="ce10" office:value-type="float" office:value="-0.5632">
            <text:p>-5.63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Category</text:p>
          </table:table-cell>
          <table:table-cell table:formula="of:=EXP([.C16])" office:value-type="float" office:value="0.642235641372213">
            <text:p>0.64</text:p>
          </table:table-cell>
          <table:table-cell table:style-name="ce10" office:value-type="float" office:value="-0.4428">
            <text:p>-4.43E-001</text:p>
          </table:table-cell>
          <table:table-cell table:style-name="ce10" office:value-type="float" office:value="0.0000236">
            <text:p>2.36E-005</text:p>
          </table:table-cell>
          <table:table-cell office:value-type="string">
            <text:p>***</text:p>
          </table:table-cell>
          <table:table-cell table:style-name="ce14" table:formula="of:=EXP([.C16])/EXP([.H16])" office:value-type="float" office:value="1.01999732016142">
            <text:p>1.02</text:p>
          </table:table-cell>
          <table:table-cell table:formula="of:=EXP([.H16])" office:value-type="float" office:value="0.629644439919291">
            <text:p>0.63</text:p>
          </table:table-cell>
          <table:table-cell table:style-name="ce10" office:value-type="float" office:value="-0.4626">
            <text:p>-4.63E-001</text:p>
          </table:table-cell>
          <table:table-cell table:style-name="ce10" office:value-type="float" office:value="0.0000129">
            <text:p>1.29E-005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Category_talk</text:p>
          </table:table-cell>
          <table:table-cell table:formula="of:=EXP([.C17])" office:value-type="float" office:value="1.55659384281371">
            <text:p>1.56</text:p>
          </table:table-cell>
          <table:table-cell table:style-name="ce10" office:value-type="float" office:value="0.4425">
            <text:p>4.43E-001</text:p>
          </table:table-cell>
          <table:table-cell office:value-type="float" office:value="0.333721">
            <text:p>0.333721</text:p>
          </table:table-cell>
          <table:table-cell/>
          <table:table-cell table:style-name="ce14" table:formula="of:=EXP([.C17])/EXP([.H17])" office:value-type="float" office:value="1.45978621950138">
            <text:p>1.46</text:p>
          </table:table-cell>
          <table:table-cell table:formula="of:=EXP([.H17])" office:value-type="float" office:value="1.06631630167423">
            <text:p>1.07</text:p>
          </table:table-cell>
          <table:table-cell table:style-name="ce10" office:value-type="float" office:value="0.06421">
            <text:p>6.42E-002</text:p>
          </table:table-cell>
          <table:table-cell office:value-type="float" office:value="0.92164">
            <text:p>0.92164</text:p>
          </table:table-cell>
          <table:table-cell/>
        </table:table-row>
        <table:table-row table:style-name="ro2" table:visibility="collapse">
          <table:table-cell office:value-type="string">
            <text:p>namespaceHelp</text:p>
          </table:table-cell>
          <table:table-cell table:formula="of:=EXP([.C18])" office:value-type="float" office:value="0.452575807267858">
            <text:p>0.45</text:p>
          </table:table-cell>
          <table:table-cell table:style-name="ce10" office:value-type="float" office:value="-0.7928">
            <text:p>-7.93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18])/EXP([.H18])" office:value-type="float" office:value="0.921548381745342">
            <text:p>0.92</text:p>
          </table:table-cell>
          <table:table-cell table:formula="of:=EXP([.H18])" office:value-type="float" office:value="0.491103686179464">
            <text:p>0.49</text:p>
          </table:table-cell>
          <table:table-cell table:style-name="ce10" office:value-type="float" office:value="-0.7111">
            <text:p>-7.11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Help_talk</text:p>
          </table:table-cell>
          <table:table-cell table:formula="of:=EXP([.C19])" office:value-type="float" office:value="1.1948253212348">
            <text:p>1.19</text:p>
          </table:table-cell>
          <table:table-cell table:style-name="ce10" office:value-type="float" office:value="0.178">
            <text:p>1.78E-001</text:p>
          </table:table-cell>
          <table:table-cell office:value-type="float" office:value="0.473517">
            <text:p>0.473517</text:p>
          </table:table-cell>
          <table:table-cell/>
          <table:table-cell table:style-name="ce14" table:formula="of:=EXP([.C19])/EXP([.H19])" office:value-type="float" office:value="1.00400801067734">
            <text:p>1.00</text:p>
          </table:table-cell>
          <table:table-cell table:formula="of:=EXP([.H19])" office:value-type="float" office:value="1.19005556582036">
            <text:p>1.19</text:p>
          </table:table-cell>
          <table:table-cell table:style-name="ce10" office:value-type="float" office:value="0.174">
            <text:p>1.74E-001</text:p>
          </table:table-cell>
          <table:table-cell office:value-type="float" office:value="0.48261">
            <text:p>0.48261</text:p>
          </table:table-cell>
          <table:table-cell/>
        </table:table-row>
        <table:table-row table:style-name="ro2" table:visibility="collapse">
          <table:table-cell office:value-type="string">
            <text:p>namespaceImage</text:p>
          </table:table-cell>
          <table:table-cell table:formula="of:=EXP([.C20])" office:value-type="float" office:value="0.502630485560916">
            <text:p>0.50</text:p>
          </table:table-cell>
          <table:table-cell table:style-name="ce10" office:value-type="float" office:value="-0.6879">
            <text:p>-6.88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20])/EXP([.H20])" office:value-type="float" office:value="1.10948950041791">
            <text:p>1.11</text:p>
          </table:table-cell>
          <table:table-cell table:formula="of:=EXP([.H20])" office:value-type="float" office:value="0.453028609438477">
            <text:p>0.45</text:p>
          </table:table-cell>
          <table:table-cell table:style-name="ce10" office:value-type="float" office:value="-0.7918">
            <text:p>-7.92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Image_talk</text:p>
          </table:table-cell>
          <table:table-cell table:formula="of:=EXP([.C21])" office:value-type="float" office:value="0.543731347834882">
            <text:p>0.54</text:p>
          </table:table-cell>
          <table:table-cell table:style-name="ce10" office:value-type="float" office:value="-0.6093">
            <text:p>-6.09E-001</text:p>
          </table:table-cell>
          <table:table-cell office:value-type="float" office:value="0.006967">
            <text:p>0.006967</text:p>
          </table:table-cell>
          <table:table-cell office:value-type="string">
            <text:p>**</text:p>
          </table:table-cell>
          <table:table-cell table:style-name="ce14" table:formula="of:=EXP([.C21])/EXP([.H21])" office:value-type="float" office:value="0.897717363678366">
            <text:p>0.90</text:p>
          </table:table-cell>
          <table:table-cell table:formula="of:=EXP([.H21])" office:value-type="float" office:value="0.605682110911793">
            <text:p>0.61</text:p>
          </table:table-cell>
          <table:table-cell table:style-name="ce10" office:value-type="float" office:value="-0.5014">
            <text:p>-5.01E-001</text:p>
          </table:table-cell>
          <table:table-cell office:value-type="float" office:value="0.0321">
            <text:p>0.0321</text:p>
          </table:table-cell>
          <table:table-cell office:value-type="string">
            <text:p>*</text:p>
          </table:table-cell>
        </table:table-row>
        <table:table-row table:style-name="ro2" table:visibility="collapse">
          <table:table-cell office:value-type="string">
            <text:p>namespaceMediaWiki</text:p>
          </table:table-cell>
          <table:table-cell table:formula="of:=EXP([.C22])" office:value-type="float" office:value="0.063481928762704">
            <text:p>0.06</text:p>
          </table:table-cell>
          <table:table-cell table:style-name="ce10" office:value-type="float" office:value="-2.757">
            <text:p>-2.76E+000</text:p>
          </table:table-cell>
          <table:table-cell table:style-name="ce10" office:value-type="float" office:value="0.000000283">
            <text:p>2.83E-007</text:p>
          </table:table-cell>
          <table:table-cell office:value-type="string">
            <text:p>***</text:p>
          </table:table-cell>
          <table:table-cell table:style-name="ce14" table:formula="of:=EXP([.C22])/EXP([.H22])" office:value-type="float" office:value="0.973361241524337">
            <text:p>0.97</text:p>
          </table:table-cell>
          <table:table-cell table:formula="of:=EXP([.H22])" office:value-type="float" office:value="0.0652192896681275">
            <text:p>0.07</text:p>
          </table:table-cell>
          <table:table-cell table:style-name="ce10" office:value-type="float" office:value="-2.73">
            <text:p>-2.73E+000</text:p>
          </table:table-cell>
          <table:table-cell table:style-name="ce10" office:value-type="float" office:value="0.000000404">
            <text:p>4.04E-007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MediaWiki_talk</text:p>
          </table:table-cell>
          <table:table-cell table:formula="of:=EXP([.C23])" office:value-type="float" office:value="0.403047845805288">
            <text:p>0.40</text:p>
          </table:table-cell>
          <table:table-cell table:style-name="ce10" office:value-type="float" office:value="-0.9087">
            <text:p>-9.09E-001</text:p>
          </table:table-cell>
          <table:table-cell office:value-type="float" office:value="0.019592">
            <text:p>0.019592</text:p>
          </table:table-cell>
          <table:table-cell office:value-type="string">
            <text:p>*</text:p>
          </table:table-cell>
          <table:table-cell table:style-name="ce14" table:formula="of:=EXP([.C23])/EXP([.H23])" office:value-type="float" office:value="1.0846962566373">
            <text:p>1.08</text:p>
          </table:table-cell>
          <table:table-cell table:formula="of:=EXP([.H23])" office:value-type="float" office:value="0.371576691022046">
            <text:p>0.37</text:p>
          </table:table-cell>
          <table:table-cell table:style-name="ce10" office:value-type="float" office:value="-0.99">
            <text:p>-9.90E-001</text:p>
          </table:table-cell>
          <table:table-cell office:value-type="float" office:value="0.01375">
            <text:p>0.01375</text:p>
          </table:table-cell>
          <table:table-cell office:value-type="string">
            <text:p>*</text:p>
          </table:table-cell>
        </table:table-row>
        <table:table-row table:style-name="ro2" table:visibility="collapse">
          <table:table-cell office:value-type="string">
            <text:p>namespaceSpecial</text:p>
          </table:table-cell>
          <table:table-cell table:formula="of:=EXP([.C24])" office:value-type="float" office:value="0.800434959251995">
            <text:p>0.80</text:p>
          </table:table-cell>
          <table:table-cell table:style-name="ce10" office:value-type="float" office:value="-0.2226">
            <text:p>-2.23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24])/EXP([.H24])" office:value-type="float" office:value="1.02634094847344">
            <text:p>1.03</text:p>
          </table:table-cell>
          <table:table-cell table:formula="of:=EXP([.H24])" office:value-type="float" office:value="0.779891867748769">
            <text:p>0.78</text:p>
          </table:table-cell>
          <table:table-cell table:style-name="ce10" office:value-type="float" office:value="-0.2486">
            <text:p>-2.49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Talk</text:p>
          </table:table-cell>
          <table:table-cell table:formula="of:=EXP([.C25])" office:value-type="float" office:value="1.04206049680502">
            <text:p>1.04</text:p>
          </table:table-cell>
          <table:table-cell table:style-name="ce10" office:value-type="float" office:value="0.0412">
            <text:p>4.12E-002</text:p>
          </table:table-cell>
          <table:table-cell office:value-type="float" office:value="0.282041">
            <text:p>0.282041</text:p>
          </table:table-cell>
          <table:table-cell/>
          <table:table-cell table:style-name="ce14" table:formula="of:=EXP([.C25])/EXP([.H25])" office:value-type="float" office:value="0.980688895188666">
            <text:p>0.98</text:p>
          </table:table-cell>
          <table:table-cell table:formula="of:=EXP([.H25])" office:value-type="float" office:value="1.06258009233861">
            <text:p>1.06</text:p>
          </table:table-cell>
          <table:table-cell table:style-name="ce10" office:value-type="float" office:value="0.0607">
            <text:p>6.07E-002</text:p>
          </table:table-cell>
          <table:table-cell office:value-type="float" office:value="0.11878">
            <text:p>0.11878</text:p>
          </table:table-cell>
          <table:table-cell/>
        </table:table-row>
        <table:table-row table:style-name="ro2" table:visibility="collapse">
          <table:table-cell office:value-type="string">
            <text:p>namespaceTemplate</text:p>
          </table:table-cell>
          <table:table-cell table:formula="of:=EXP([.C26])" office:value-type="float" office:value="1.2168919181551">
            <text:p>1.22</text:p>
          </table:table-cell>
          <table:table-cell table:style-name="ce10" office:value-type="float" office:value="0.1963">
            <text:p>1.96E-001</text:p>
          </table:table-cell>
          <table:table-cell office:value-type="float" office:value="0.110346">
            <text:p>0.110346</text:p>
          </table:table-cell>
          <table:table-cell/>
          <table:table-cell table:style-name="ce14" table:formula="of:=EXP([.C26])/EXP([.H26])" office:value-type="float" office:value="0.941858714746587">
            <text:p>0.94</text:p>
          </table:table-cell>
          <table:table-cell table:formula="of:=EXP([.H26])" office:value-type="float" office:value="1.29201110432207">
            <text:p>1.29</text:p>
          </table:table-cell>
          <table:table-cell table:style-name="ce10" office:value-type="float" office:value="0.2562">
            <text:p>2.56E-001</text:p>
          </table:table-cell>
          <table:table-cell office:value-type="float" office:value="0.04391">
            <text:p>0.04391</text:p>
          </table:table-cell>
          <table:table-cell office:value-type="string">
            <text:p>*</text:p>
          </table:table-cell>
        </table:table-row>
        <table:table-row table:style-name="ro2" table:visibility="collapse">
          <table:table-cell office:value-type="string">
            <text:p>namespaceTemplate_talk</text:p>
          </table:table-cell>
          <table:table-cell table:formula="of:=EXP([.C27])" office:value-type="float" office:value="0.630148357011188">
            <text:p>0.63</text:p>
          </table:table-cell>
          <table:table-cell table:style-name="ce10" office:value-type="float" office:value="-0.4618">
            <text:p>-4.62E-001</text:p>
          </table:table-cell>
          <table:table-cell office:value-type="float" office:value="0.265812">
            <text:p>0.265812</text:p>
          </table:table-cell>
          <table:table-cell/>
          <table:table-cell table:style-name="ce14" table:formula="of:=EXP([.C27])/EXP([.H27])" office:value-type="float" office:value="1.15430681080711">
            <text:p>1.15</text:p>
          </table:table-cell>
          <table:table-cell table:formula="of:=EXP([.H27])" office:value-type="float" office:value="0.54591062888261">
            <text:p>0.55</text:p>
          </table:table-cell>
          <table:table-cell table:style-name="ce10" office:value-type="float" office:value="-0.6053">
            <text:p>-6.05E-001</text:p>
          </table:table-cell>
          <table:table-cell office:value-type="float" office:value="0.14441">
            <text:p>0.14441</text:p>
          </table:table-cell>
          <table:table-cell/>
        </table:table-row>
        <table:table-row table:style-name="ro2" table:visibility="collapse">
          <table:table-cell office:value-type="string">
            <text:p>namespaceUser</text:p>
          </table:table-cell>
          <table:table-cell table:formula="of:=EXP([.C28])" office:value-type="float" office:value="0.816931525297457">
            <text:p>0.82</text:p>
          </table:table-cell>
          <table:table-cell table:style-name="ce10" office:value-type="float" office:value="-0.2022">
            <text:p>-2.02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28])/EXP([.H28])" office:value-type="float" office:value="1.03076371668879">
            <text:p>1.03</text:p>
          </table:table-cell>
          <table:table-cell table:formula="of:=EXP([.H28])" office:value-type="float" office:value="0.792549749346778">
            <text:p>0.79</text:p>
          </table:table-cell>
          <table:table-cell table:style-name="ce10" office:value-type="float" office:value="-0.2325">
            <text:p>-2.33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User_talk</text:p>
          </table:table-cell>
          <table:table-cell table:formula="of:=EXP([.C29])" office:value-type="float" office:value="1.00387047100156">
            <text:p>1.00</text:p>
          </table:table-cell>
          <table:table-cell table:style-name="ce10" office:value-type="float" office:value="0.003863">
            <text:p>3.86E-003</text:p>
          </table:table-cell>
          <table:table-cell office:value-type="float" office:value="0.871385">
            <text:p>0.871385</text:p>
          </table:table-cell>
          <table:table-cell/>
          <table:table-cell table:style-name="ce14" table:formula="of:=EXP([.C29])/EXP([.H29])" office:value-type="float" office:value="1.00928584843879">
            <text:p>1.01</text:p>
          </table:table-cell>
          <table:table-cell table:formula="of:=EXP([.H29])" office:value-type="float" office:value="0.994634446281391">
            <text:p>0.99</text:p>
          </table:table-cell>
          <table:table-cell table:style-name="ce10" office:value-type="float" office:value="-0.00538">
            <text:p>-5.38E-003</text:p>
          </table:table-cell>
          <table:table-cell office:value-type="float" office:value="0.82549">
            <text:p>0.82549</text:p>
          </table:table-cell>
          <table:table-cell/>
        </table:table-row>
        <table:table-row table:style-name="ro2" table:visibility="collapse">
          <table:table-cell office:value-type="string">
            <text:p>namespaceWikipedia</text:p>
          </table:table-cell>
          <table:table-cell table:formula="of:=EXP([.C30])" office:value-type="float" office:value="0.813588962978862">
            <text:p>0.81</text:p>
          </table:table-cell>
          <table:table-cell table:style-name="ce10" office:value-type="float" office:value="-0.2063">
            <text:p>-2.06E-001</text:p>
          </table:table-cell>
          <table:table-cell table:style-name="ce10" office:value-type="float" office:value="0.0000000000294">
            <text:p>2.94E-011</text:p>
          </table:table-cell>
          <table:table-cell office:value-type="string">
            <text:p>***</text:p>
          </table:table-cell>
          <table:table-cell table:style-name="ce14" table:formula="of:=EXP([.C30])/EXP([.H30])" office:value-type="float" office:value="1.002002001334">
            <text:p>1.00</text:p>
          </table:table-cell>
          <table:table-cell table:formula="of:=EXP([.H30])" office:value-type="float" office:value="0.811963411146587">
            <text:p>0.81</text:p>
          </table:table-cell>
          <table:table-cell table:style-name="ce10" office:value-type="float" office:value="-0.2083">
            <text:p>-2.08E-001</text:p>
          </table:table-cell>
          <table:table-cell table:style-name="ce10" office:value-type="float" office:value="0.0000000000397">
            <text:p>3.97E-011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namespaceWikipedia_talk</text:p>
          </table:table-cell>
          <table:table-cell table:formula="of:=EXP([.C31])" office:value-type="float" office:value="1.33642748802547">
            <text:p>1.34</text:p>
          </table:table-cell>
          <table:table-cell table:style-name="ce10" office:value-type="float" office:value="0.29">
            <text:p>2.90E-001</text:p>
          </table:table-cell>
          <table:table-cell table:style-name="ce10" office:value-type="float" office:value="0.0000275">
            <text:p>2.75E-005</text:p>
          </table:table-cell>
          <table:table-cell office:value-type="string">
            <text:p>***</text:p>
          </table:table-cell>
          <table:table-cell table:style-name="ce14" table:formula="of:=EXP([.C31])/EXP([.H31])" office:value-type="float" office:value="0.985900344474645">
            <text:p>0.99</text:p>
          </table:table-cell>
          <table:table-cell table:formula="of:=EXP([.H31])" office:value-type="float" office:value="1.35554013700808">
            <text:p>1.36</text:p>
          </table:table-cell>
          <table:table-cell table:style-name="ce10" office:value-type="float" office:value="0.3042">
            <text:p>3.04E-001</text:p>
          </table:table-cell>
          <table:table-cell table:style-name="ce10" office:value-type="float" office:value="0.0000105">
            <text:p>1.05E-005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browserblackberry</text:p>
          </table:table-cell>
          <table:table-cell table:formula="of:=EXP([.C32])" office:value-type="float" office:value="1.12097629772567">
            <text:p>1.12</text:p>
          </table:table-cell>
          <table:table-cell table:style-name="ce10" office:value-type="float" office:value="0.1142">
            <text:p>1.14E-001</text:p>
          </table:table-cell>
          <table:table-cell office:value-type="float" office:value="0.67274">
            <text:p>0.67274</text:p>
          </table:table-cell>
          <table:table-cell/>
          <table:table-cell table:style-name="ce14" table:formula="of:=EXP([.C32])/EXP([.H32])" office:value-type="float" office:value="0.932020936959547">
            <text:p>0.93</text:p>
          </table:table-cell>
          <table:table-cell table:formula="of:=EXP([.H32])" office:value-type="float" office:value="1.20273724899629">
            <text:p>1.20</text:p>
          </table:table-cell>
          <table:table-cell table:style-name="ce10" office:value-type="float" office:value="0.1846">
            <text:p>1.85E-001</text:p>
          </table:table-cell>
          <table:table-cell office:value-type="float" office:value="0.4927">
            <text:p>0.4927</text:p>
          </table:table-cell>
          <table:table-cell/>
        </table:table-row>
        <table:table-row table:style-name="ro2" table:visibility="collapse">
          <table:table-cell office:value-type="string">
            <text:p>browsercamino</text:p>
          </table:table-cell>
          <table:table-cell table:formula="of:=EXP([.C33])" office:value-type="float" office:value="0.980904670480019">
            <text:p>0.98</text:p>
          </table:table-cell>
          <table:table-cell table:style-name="ce10" office:value-type="float" office:value="-0.01928">
            <text:p>-1.93E-002</text:p>
          </table:table-cell>
          <table:table-cell office:value-type="float" office:value="0.960637">
            <text:p>0.960637</text:p>
          </table:table-cell>
          <table:table-cell/>
          <table:table-cell table:style-name="ce14" table:formula="of:=EXP([.C33])/EXP([.H33])" office:value-type="float" office:value="0.810924762857035">
            <text:p>0.81</text:p>
          </table:table-cell>
          <table:table-cell table:formula="of:=EXP([.H33])" office:value-type="float" office:value="1.20961242695822">
            <text:p>1.21</text:p>
          </table:table-cell>
          <table:table-cell table:style-name="ce10" office:value-type="float" office:value="0.1903">
            <text:p>1.90E-001</text:p>
          </table:table-cell>
          <table:table-cell office:value-type="float" office:value="0.68275">
            <text:p>0.68275</text:p>
          </table:table-cell>
          <table:table-cell/>
        </table:table-row>
        <table:table-row table:style-name="ro2" table:visibility="collapse">
          <table:table-cell office:value-type="string">
            <text:p>browserchrome</text:p>
          </table:table-cell>
          <table:table-cell table:formula="of:=EXP([.C34])" office:value-type="float" office:value="1.05120802200249">
            <text:p>1.05</text:p>
          </table:table-cell>
          <table:table-cell table:style-name="ce10" office:value-type="float" office:value="0.04994">
            <text:p>4.99E-002</text:p>
          </table:table-cell>
          <table:table-cell office:value-type="float" office:value="0.000821">
            <text:p>0.000821</text:p>
          </table:table-cell>
          <table:table-cell office:value-type="string">
            <text:p>***</text:p>
          </table:table-cell>
          <table:table-cell table:style-name="ce14" table:formula="of:=EXP([.C34])/EXP([.H34])" office:value-type="float" office:value="1.02837511671341">
            <text:p>1.03</text:p>
          </table:table-cell>
          <table:table-cell table:formula="of:=EXP([.H34])" office:value-type="float" office:value="1.02220289553684">
            <text:p>1.02</text:p>
          </table:table-cell>
          <table:table-cell table:style-name="ce10" office:value-type="float" office:value="0.02196">
            <text:p>2.20E-002</text:p>
          </table:table-cell>
          <table:table-cell office:value-type="float" office:value="0.14824">
            <text:p>0.14824</text:p>
          </table:table-cell>
          <table:table-cell/>
        </table:table-row>
        <table:table-row table:style-name="ro2" table:visibility="collapse">
          <table:table-cell office:value-type="string">
            <text:p>browserfirefox</text:p>
          </table:table-cell>
          <table:table-cell table:formula="of:=EXP([.C35])" office:value-type="float" office:value="1.03146487438274">
            <text:p>1.03</text:p>
          </table:table-cell>
          <table:table-cell table:style-name="ce10" office:value-type="float" office:value="0.03098">
            <text:p>3.10E-002</text:p>
          </table:table-cell>
          <table:table-cell office:value-type="float" office:value="0.057274">
            <text:p>0.057274</text:p>
          </table:table-cell>
          <table:table-cell office:value-type="string">
            <text:p>.</text:p>
          </table:table-cell>
          <table:table-cell table:style-name="ce14" table:formula="of:=EXP([.C35])/EXP([.H35])" office:value-type="float" office:value="1.02456691361519">
            <text:p>1.02</text:p>
          </table:table-cell>
          <table:table-cell table:formula="of:=EXP([.H35])" office:value-type="float" office:value="1.00673256248653">
            <text:p>1.01</text:p>
          </table:table-cell>
          <table:table-cell table:style-name="ce10" office:value-type="float" office:value="0.00671">
            <text:p>6.71E-003</text:p>
          </table:table-cell>
          <table:table-cell office:value-type="float" office:value="0.68637">
            <text:p>0.68637</text:p>
          </table:table-cell>
          <table:table-cell/>
        </table:table-row>
        <table:table-row table:style-name="ro2" table:visibility="collapse">
          <table:table-cell office:value-type="string">
            <text:p>browseriphone</text:p>
          </table:table-cell>
          <table:table-cell table:formula="of:=EXP([.C36])" office:value-type="float" office:value="1.45382788695963">
            <text:p>1.45</text:p>
          </table:table-cell>
          <table:table-cell table:style-name="ce10" office:value-type="float" office:value="0.3742">
            <text:p>3.74E-001</text:p>
          </table:table-cell>
          <table:table-cell office:value-type="float" office:value="0.579853">
            <text:p>0.579853</text:p>
          </table:table-cell>
          <table:table-cell/>
          <table:table-cell table:style-name="ce14" table:formula="of:=EXP([.C36])/EXP([.H36])" office:value-type="float" office:value="0.847130943048191">
            <text:p>0.85</text:p>
          </table:table-cell>
          <table:table-cell table:formula="of:=EXP([.H36])" office:value-type="float" office:value="1.7161784714514">
            <text:p>1.72</text:p>
          </table:table-cell>
          <table:table-cell table:style-name="ce10" office:value-type="float" office:value="0.5401">
            <text:p>5.40E-001</text:p>
          </table:table-cell>
          <table:table-cell office:value-type="float" office:value="0.42678">
            <text:p>0.42678</text:p>
          </table:table-cell>
          <table:table-cell/>
        </table:table-row>
        <table:table-row table:style-name="ro2" table:visibility="collapse">
          <table:table-cell office:value-type="string">
            <text:p>browseripod</text:p>
          </table:table-cell>
          <table:table-cell table:formula="of:=EXP([.C37])" office:value-type="float" office:value="0.68358791935029">
            <text:p>0.68</text:p>
          </table:table-cell>
          <table:table-cell table:style-name="ce10" office:value-type="float" office:value="-0.3804">
            <text:p>-3.80E-001</text:p>
          </table:table-cell>
          <table:table-cell office:value-type="float" office:value="0.046157">
            <text:p>0.046157</text:p>
          </table:table-cell>
          <table:table-cell office:value-type="string">
            <text:p>*</text:p>
          </table:table-cell>
          <table:table-cell table:style-name="ce14" table:formula="of:=EXP([.C37])/EXP([.H37])" office:value-type="float" office:value="0.960021114971651">
            <text:p>0.96</text:p>
          </table:table-cell>
          <table:table-cell table:formula="of:=EXP([.H37])" office:value-type="float" office:value="0.712055087840934">
            <text:p>0.71</text:p>
          </table:table-cell>
          <table:table-cell table:style-name="ce10" office:value-type="float" office:value="-0.3396">
            <text:p>-3.40E-001</text:p>
          </table:table-cell>
          <table:table-cell office:value-type="float" office:value="0.0582">
            <text:p>0.0582</text:p>
          </table:table-cell>
          <table:table-cell office:value-type="string">
            <text:p>.</text:p>
          </table:table-cell>
        </table:table-row>
        <table:table-row table:style-name="ro2" table:visibility="collapse">
          <table:table-cell office:value-type="string">
            <text:p>browserkonqueror</text:p>
          </table:table-cell>
          <table:table-cell table:formula="of:=EXP([.C38])" office:value-type="float" office:value="0.606955379809123">
            <text:p>0.61</text:p>
          </table:table-cell>
          <table:table-cell table:style-name="ce10" office:value-type="float" office:value="-0.4993">
            <text:p>-4.99E-001</text:p>
          </table:table-cell>
          <table:table-cell office:value-type="float" office:value="0.452588">
            <text:p>0.452588</text:p>
          </table:table-cell>
          <table:table-cell/>
          <table:table-cell table:style-name="ce14" table:formula="of:=EXP([.C38])/EXP([.H38])" office:value-type="float" office:value="1.17750759853983">
            <text:p>1.18</text:p>
          </table:table-cell>
          <table:table-cell table:formula="of:=EXP([.H38])" office:value-type="float" office:value="0.515457718117299">
            <text:p>0.52</text:p>
          </table:table-cell>
          <table:table-cell table:style-name="ce10" office:value-type="float" office:value="-0.6627">
            <text:p>-6.63E-001</text:p>
          </table:table-cell>
          <table:table-cell office:value-type="float" office:value="0.3187">
            <text:p>0.3187</text:p>
          </table:table-cell>
          <table:table-cell/>
        </table:table-row>
        <table:table-row table:style-name="ro2" table:visibility="collapse">
          <table:table-cell office:value-type="string">
            <text:p>browseropera</text:p>
          </table:table-cell>
          <table:table-cell table:formula="of:=EXP([.C39])" office:value-type="float" office:value="1.11482785181363">
            <text:p>1.11</text:p>
          </table:table-cell>
          <table:table-cell table:style-name="ce10" office:value-type="float" office:value="0.1087">
            <text:p>1.09E-001</text:p>
          </table:table-cell>
          <table:table-cell office:value-type="float" office:value="0.010423">
            <text:p>0.010423</text:p>
          </table:table-cell>
          <table:table-cell office:value-type="string">
            <text:p>*</text:p>
          </table:table-cell>
          <table:table-cell table:style-name="ce14" table:formula="of:=EXP([.C39])/EXP([.H39])" office:value-type="float" office:value="1.09916411996506">
            <text:p>1.10</text:p>
          </table:table-cell>
          <table:table-cell table:formula="of:=EXP([.H39])" office:value-type="float" office:value="1.01425058511651">
            <text:p>1.01</text:p>
          </table:table-cell>
          <table:table-cell table:style-name="ce10" office:value-type="float" office:value="0.01415">
            <text:p>1.42E-002</text:p>
          </table:table-cell>
          <table:table-cell office:value-type="float" office:value="0.75776">
            <text:p>0.75776</text:p>
          </table:table-cell>
          <table:table-cell/>
        </table:table-row>
        <table:table-row table:style-name="ro2" table:visibility="collapse">
          <table:table-cell office:value-type="string">
            <text:p>browserps3</text:p>
          </table:table-cell>
          <table:table-cell table:formula="of:=EXP([.C40])" office:value-type="float" office:value="1.85855629341406">
            <text:p>1.86</text:p>
          </table:table-cell>
          <table:table-cell table:style-name="ce10" office:value-type="float" office:value="0.6198">
            <text:p>6.20E-001</text:p>
          </table:table-cell>
          <table:table-cell office:value-type="float" office:value="0.329072">
            <text:p>0.329072</text:p>
          </table:table-cell>
          <table:table-cell/>
          <table:table-cell table:style-name="ce14" table:formula="of:=EXP([.C40])/EXP([.H40])" office:value-type="float" office:value="1.15534615457137">
            <text:p>1.16</text:p>
          </table:table-cell>
          <table:table-cell table:formula="of:=EXP([.H40])" office:value-type="float" office:value="1.60865753182307">
            <text:p>1.61</text:p>
          </table:table-cell>
          <table:table-cell table:style-name="ce10" office:value-type="float" office:value="0.4754">
            <text:p>4.75E-001</text:p>
          </table:table-cell>
          <table:table-cell office:value-type="float" office:value="0.45445">
            <text:p>0.45445</text:p>
          </table:table-cell>
          <table:table-cell/>
        </table:table-row>
        <table:table-row table:style-name="ro2" table:visibility="collapse">
          <table:table-cell office:value-type="string">
            <text:p>browsersafari</text:p>
          </table:table-cell>
          <table:table-cell table:formula="of:=EXP([.C41])" office:value-type="float" office:value="0.959445275071913">
            <text:p>0.96</text:p>
          </table:table-cell>
          <table:table-cell table:style-name="ce10" office:value-type="float" office:value="-0.0414">
            <text:p>-4.14E-002</text:p>
          </table:table-cell>
          <table:table-cell office:value-type="float" office:value="0.194028">
            <text:p>0.194028</text:p>
          </table:table-cell>
          <table:table-cell/>
          <table:table-cell table:style-name="ce14" table:formula="of:=EXP([.C41])/EXP([.H41])" office:value-type="float" office:value="1.01220386681601">
            <text:p>1.01</text:p>
          </table:table-cell>
          <table:table-cell table:formula="of:=EXP([.H41])" office:value-type="float" office:value="0.947877504252126">
            <text:p>0.95</text:p>
          </table:table-cell>
          <table:table-cell table:style-name="ce10" office:value-type="float" office:value="-0.05353">
            <text:p>-5.35E-002</text:p>
          </table:table-cell>
          <table:table-cell office:value-type="float" office:value="0.09638">
            <text:p>0.09638</text:p>
          </table:table-cell>
          <table:table-cell office:value-type="string">
            <text:p>.</text:p>
          </table:table-cell>
        </table:table-row>
        <table:table-row table:style-name="ro2" table:visibility="collapse">
          <table:table-cell office:value-type="string">
            <text:p>browserunknown</text:p>
          </table:table-cell>
          <table:table-cell table:formula="of:=EXP([.C42])" office:value-type="float" office:value="0.343008517418707">
            <text:p>0.34</text:p>
          </table:table-cell>
          <table:table-cell table:style-name="ce10" office:value-type="float" office:value="-1.07">
            <text:p>-1.07E+000</text:p>
          </table:table-cell>
          <table:table-cell table:style-name="ce10" office:value-type="float" office:value="0.000000012">
            <text:p>1.20E-008</text:p>
          </table:table-cell>
          <table:table-cell office:value-type="string">
            <text:p>***</text:p>
          </table:table-cell>
          <table:table-cell table:style-name="ce14" table:formula="of:=EXP([.C42])/EXP([.H42])" office:value-type="float" office:value="1.16882620308987">
            <text:p>1.17</text:p>
          </table:table-cell>
          <table:table-cell table:formula="of:=EXP([.H42])" office:value-type="float" office:value="0.293464089453112">
            <text:p>0.29</text:p>
          </table:table-cell>
          <table:table-cell table:style-name="ce10" office:value-type="float" office:value="-1.226">
            <text:p>-1.23E+000</text:p>
          </table:table-cell>
          <table:table-cell table:style-name="ce10" office:value-type="float" office:value="0.00000000108">
            <text:p>1.08E-009</text:p>
          </table:table-cell>
          <table:table-cell office:value-type="string">
            <text:p>***</text:p>
          </table:table-cell>
        </table:table-row>
        <table:table-row table:style-name="ro2" table:visibility="collapse">
          <table:table-cell office:value-type="string">
            <text:p>osiphone</text:p>
          </table:table-cell>
          <table:table-cell table:formula="of:=EXP([.C43])" office:value-type="float" office:value="1.16742445286451">
            <text:p>1.17</text:p>
          </table:table-cell>
          <table:table-cell table:style-name="ce10" office:value-type="float" office:value="0.1548">
            <text:p>1.55E-001</text:p>
          </table:table-cell>
          <table:table-cell office:value-type="float" office:value="0.813106">
            <text:p>0.813106</text:p>
          </table:table-cell>
          <table:table-cell/>
          <table:table-cell table:style-name="ce14" table:formula="of:=EXP([.C43])/EXP([.H43])" office:value-type="float" office:value="1.12243451454828">
            <text:p>1.12</text:p>
          </table:table-cell>
          <table:table-cell table:formula="of:=EXP([.H43])" office:value-type="float" office:value="1.0400824615896">
            <text:p>1.04</text:p>
          </table:table-cell>
          <table:table-cell table:style-name="ce10" office:value-type="float" office:value="0.0393">
            <text:p>3.93E-002</text:p>
          </table:table-cell>
          <table:table-cell office:value-type="float" office:value="0.95218">
            <text:p>0.95218</text:p>
          </table:table-cell>
          <table:table-cell/>
        </table:table-row>
        <table:table-row table:style-name="ro2" table:visibility="collapse">
          <table:table-cell office:value-type="string">
            <text:p>oslinux</text:p>
          </table:table-cell>
          <table:table-cell table:formula="of:=EXP([.C44])" office:value-type="float" office:value="1.09895529862092">
            <text:p>1.10</text:p>
          </table:table-cell>
          <table:table-cell table:style-name="ce10" office:value-type="float" office:value="0.09436">
            <text:p>9.44E-002</text:p>
          </table:table-cell>
          <table:table-cell office:value-type="float" office:value="0.011608">
            <text:p>0.011608</text:p>
          </table:table-cell>
          <table:table-cell office:value-type="string">
            <text:p>*</text:p>
          </table:table-cell>
          <table:table-cell table:style-name="ce14" table:formula="of:=EXP([.C44])/EXP([.H44])" office:value-type="float" office:value="0.982612930361758">
            <text:p>0.98</text:p>
          </table:table-cell>
          <table:table-cell table:formula="of:=EXP([.H44])" office:value-type="float" office:value="1.11840101495136">
            <text:p>1.12</text:p>
          </table:table-cell>
          <table:table-cell table:style-name="ce10" office:value-type="float" office:value="0.1119">
            <text:p>1.12E-001</text:p>
          </table:table-cell>
          <table:table-cell office:value-type="float" office:value="0.00399">
            <text:p>0.00399</text:p>
          </table:table-cell>
          <table:table-cell office:value-type="string">
            <text:p>**</text:p>
          </table:table-cell>
        </table:table-row>
        <table:table-row table:style-name="ro2" table:visibility="collapse">
          <table:table-cell office:value-type="string">
            <text:p>osmac</text:p>
          </table:table-cell>
          <table:table-cell table:formula="of:=EXP([.C45])" office:value-type="float" office:value="1.26200282168495">
            <text:p>1.26</text:p>
          </table:table-cell>
          <table:table-cell table:style-name="ce10" office:value-type="float" office:value="0.2327">
            <text:p>2.33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  <table:table-cell table:style-name="ce14" table:formula="of:=EXP([.C45])/EXP([.H45])" office:value-type="float" office:value="1.01409845893849">
            <text:p>1.01</text:p>
          </table:table-cell>
          <table:table-cell table:formula="of:=EXP([.H45])" office:value-type="float" office:value="1.24445788331633">
            <text:p>1.24</text:p>
          </table:table-cell>
          <table:table-cell table:style-name="ce10" office:value-type="float" office:value="0.2187">
            <text:p>2.19E-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osunknown</text:p>
          </table:table-cell>
          <table:table-cell table:formula="of:=EXP([.C46])" office:value-type="float" office:value="1.47167322238554">
            <text:p>1.47</text:p>
          </table:table-cell>
          <table:table-cell table:style-name="ce10" office:value-type="float" office:value="0.3864">
            <text:p>3.86E-001</text:p>
          </table:table-cell>
          <table:table-cell table:style-name="ce10" office:value-type="float" office:value="2.69E-015">
            <text:p>2.69E-015</text:p>
          </table:table-cell>
          <table:table-cell office:value-type="string">
            <text:p>***</text:p>
          </table:table-cell>
          <table:table-cell table:style-name="ce14" table:formula="of:=EXP([.C46])/EXP([.H46])" office:value-type="float" office:value="1.02081364450375">
            <text:p>1.02</text:p>
          </table:table-cell>
          <table:table-cell table:formula="of:=EXP([.H46])" office:value-type="float" office:value="1.44166688044317">
            <text:p>1.44</text:p>
          </table:table-cell>
          <table:table-cell table:style-name="ce10" office:value-type="float" office:value="0.3658">
            <text:p>3.66E-001</text:p>
          </table:table-cell>
          <table:table-cell table:style-name="ce10" office:value-type="float" office:value="0.0000000000000561">
            <text:p>5.61E-014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auth_email</text:p>
          </table:table-cell>
          <table:table-cell office:value-type="string">
            <text:p>N/A</text:p>
          </table:table-cell>
          <table:table-cell table:number-columns-repeated="2" table:style-name="ce8" office:value-type="string">
            <text:p>N/A</text:p>
          </table:table-cell>
          <table:table-cell/>
          <table:table-cell table:style-name="ce8" office:value-type="string">
            <text:p>N/A</text:p>
          </table:table-cell>
          <table:table-cell table:style-name="ce17" table:formula="of:=EXP([.H47])" office:value-type="float" office:value="1.24197145480702">
            <text:p>1.24</text:p>
          </table:table-cell>
          <table:table-cell table:style-name="ce20" office:value-type="float" office:value="0.2167">
            <text:p>2.17E-001</text:p>
          </table:table-cell>
          <table:table-cell table:style-name="ce23"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auth_mb_funnel</text:p>
          </table:table-cell>
          <table:table-cell office:value-type="string">
            <text:p>N/A</text:p>
          </table:table-cell>
          <table:table-cell table:number-columns-repeated="2" table:style-name="ce8" office:value-type="string">
            <text:p>N/A</text:p>
          </table:table-cell>
          <table:table-cell/>
          <table:table-cell table:style-name="ce8" office:value-type="string">
            <text:p>N/A</text:p>
          </table:table-cell>
          <table:table-cell table:style-name="ce17" table:formula="of:=EXP([.H48])" office:value-type="float" office:value="0.975953829039511">
            <text:p>0.98</text:p>
          </table:table-cell>
          <table:table-cell table:style-name="ce20" office:value-type="float" office:value="-0.02434">
            <text:p>-2.43E-002</text:p>
          </table:table-cell>
          <table:table-cell table:style-name="ce23" office:value-type="float" office:value="0.19425">
            <text:p>0.19425</text:p>
          </table:table-cell>
          <table:table-cell/>
        </table:table-row>
        <table:table-row table:style-name="ro2">
          <table:table-cell office:value-type="string">
            <text:p>I(age - 1):treatmentFeedback+Response</text:p>
          </table:table-cell>
          <table:table-cell table:formula="of:=EXP([.C49])" office:value-type="float" office:value="0.996766239901626">
            <text:p>1.00</text:p>
          </table:table-cell>
          <table:table-cell table:style-name="ce10" office:value-type="float" office:value="-0.003239">
            <text:p>-3.24E-003</text:p>
          </table:table-cell>
          <table:table-cell office:value-type="float" office:value="0.010276">
            <text:p>0.010276</text:p>
          </table:table-cell>
          <table:table-cell office:value-type="string">
            <text:p>*</text:p>
          </table:table-cell>
          <table:table-cell table:style-name="ce14" table:formula="of:=EXP([.C49])/EXP([.H49])" office:value-type="float" office:value="0.998639925740475">
            <text:p>1.00</text:p>
          </table:table-cell>
          <table:table-cell table:style-name="ce15" table:formula="of:=EXP([.H49])" office:value-type="float" office:value="0.998123762338603">
            <text:p>1.00</text:p>
          </table:table-cell>
          <table:table-cell table:style-name="ce18" office:value-type="float" office:value="-0.001878">
            <text:p>-1.88E-003</text:p>
          </table:table-cell>
          <table:table-cell table:style-name="ce21" office:value-type="float" office:value="0.13508">
            <text:p>0.13508</text:p>
          </table:table-cell>
          <table:table-cell/>
        </table:table-row>
        <table:table-row table:style-name="ro2">
          <table:table-cell office:value-type="string">
            <text:p>I(age - 1):treatmentFeedback+Helpful</text:p>
          </table:table-cell>
          <table:table-cell table:formula="of:=EXP([.C50])" office:value-type="float" office:value="1.01121239292809">
            <text:p>1.01</text:p>
          </table:table-cell>
          <table:table-cell table:style-name="ce10" office:value-type="float" office:value="0.01115">
            <text:p>1.12E-002</text:p>
          </table:table-cell>
          <table:table-cell table:style-name="ce10" office:value-type="float" office:value="0.00000316">
            <text:p>3.16E-006</text:p>
          </table:table-cell>
          <table:table-cell office:value-type="string">
            <text:p>***</text:p>
          </table:table-cell>
          <table:table-cell table:style-name="ce14" table:formula="of:=EXP([.C50])/EXP([.H50])" office:value-type="float" office:value="1.0006402048437">
            <text:p>1.00</text:p>
          </table:table-cell>
          <table:table-cell table:formula="of:=EXP([.H50])" office:value-type="float" office:value="1.01056542404874">
            <text:p>1.01</text:p>
          </table:table-cell>
          <table:table-cell table:style-name="ce10" office:value-type="float" office:value="0.01051">
            <text:p>1.05E-002</text:p>
          </table:table-cell>
          <table:table-cell table:style-name="ce10" office:value-type="float" office:value="0.00000853">
            <text:p>8.53E-00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:moodconfused</text:p>
          </table:table-cell>
          <table:table-cell table:formula="of:=EXP([.C51])" office:value-type="float" office:value="1.00041228496609">
            <text:p>1.00</text:p>
          </table:table-cell>
          <table:table-cell table:style-name="ce10" office:value-type="float" office:value="0.0004122">
            <text:p>4.12E-004</text:p>
          </table:table-cell>
          <table:table-cell office:value-type="float" office:value="0.754312">
            <text:p>0.754312</text:p>
          </table:table-cell>
          <table:table-cell/>
          <table:table-cell table:style-name="ce14" table:formula="of:=EXP([.C51])/EXP([.H51])" office:value-type="float" office:value="1.00020592119886">
            <text:p>1.00</text:p>
          </table:table-cell>
          <table:table-cell table:formula="of:=EXP([.H51])" office:value-type="float" office:value="1.00020632128131">
            <text:p>1.00</text:p>
          </table:table-cell>
          <table:table-cell table:style-name="ce10" office:value-type="float" office:value="0.0002063">
            <text:p>2.06E-004</text:p>
          </table:table-cell>
          <table:table-cell office:value-type="float" office:value="0.87599">
            <text:p>0.87599</text:p>
          </table:table-cell>
          <table:table-cell/>
        </table:table-row>
        <table:table-row table:style-name="ro2">
          <table:table-cell office:value-type="string">
            <text:p>I(age - 1):moodsad</text:p>
          </table:table-cell>
          <table:table-cell table:formula="of:=EXP([.C52])" office:value-type="float" office:value="0.998285471486189">
            <text:p>1.00</text:p>
          </table:table-cell>
          <table:table-cell table:style-name="ce10" office:value-type="float" office:value="-0.001716">
            <text:p>-1.72E-003</text:p>
          </table:table-cell>
          <table:table-cell office:value-type="float" office:value="0.314528">
            <text:p>0.314528</text:p>
          </table:table-cell>
          <table:table-cell/>
          <table:table-cell table:style-name="ce14" table:formula="of:=EXP([.C52])/EXP([.H52])" office:value-type="float" office:value="1.00058116881319">
            <text:p>1.00</text:p>
          </table:table-cell>
          <table:table-cell table:formula="of:=EXP([.H52])" office:value-type="float" office:value="0.997705636085751">
            <text:p>1.00</text:p>
          </table:table-cell>
          <table:table-cell table:style-name="ce10" office:value-type="float" office:value="-0.002297">
            <text:p>-2.30E-003</text:p>
          </table:table-cell>
          <table:table-cell office:value-type="float" office:value="0.18348">
            <text:p>0.18348</text:p>
          </table:table-cell>
          <table:table-cell/>
        </table:table-row>
        <table:table-row table:style-name="ro2">
          <table:table-cell office:value-type="string">
            <text:p>treatmentFeedback+Response:moodconfused</text:p>
          </table:table-cell>
          <table:table-cell table:formula="of:=EXP([.C53])" office:value-type="float" office:value="0.963878528588023">
            <text:p>0.96</text:p>
          </table:table-cell>
          <table:table-cell table:style-name="ce10" office:value-type="float" office:value="-0.03679">
            <text:p>-3.68E-002</text:p>
          </table:table-cell>
          <table:table-cell office:value-type="float" office:value="0.230685">
            <text:p>0.230685</text:p>
          </table:table-cell>
          <table:table-cell/>
          <table:table-cell table:style-name="ce14" table:formula="of:=EXP([.C53])/EXP([.H53])" office:value-type="float" office:value="1.02622805717825">
            <text:p>1.03</text:p>
          </table:table-cell>
          <table:table-cell table:style-name="ce16" table:formula="of:=EXP([.H53])" office:value-type="float" office:value="0.939243983679748">
            <text:p>0.94</text:p>
          </table:table-cell>
          <table:table-cell table:style-name="ce19" office:value-type="float" office:value="-0.06268">
            <text:p>-6.27E-002</text:p>
          </table:table-cell>
          <table:table-cell table:style-name="ce22" office:value-type="float" office:value="0.04118">
            <text:p>0.0411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treatmentFeedback+Helpful:moodconfused</text:p>
          </table:table-cell>
          <table:table-cell table:formula="of:=EXP([.C54])" office:value-type="float" office:value="1.05255442978781">
            <text:p>1.05</text:p>
          </table:table-cell>
          <table:table-cell table:style-name="ce10" office:value-type="float" office:value="0.05122">
            <text:p>5.12E-002</text:p>
          </table:table-cell>
          <table:table-cell office:value-type="float" office:value="0.36597">
            <text:p>0.36597</text:p>
          </table:table-cell>
          <table:table-cell/>
          <table:table-cell table:style-name="ce14" table:formula="of:=EXP([.C54])/EXP([.H54])" office:value-type="float" office:value="1.04339414486657">
            <text:p>1.04</text:p>
          </table:table-cell>
          <table:table-cell table:formula="of:=EXP([.H54])" office:value-type="float" office:value="1.00877931409363">
            <text:p>1.01</text:p>
          </table:table-cell>
          <table:table-cell table:style-name="ce10" office:value-type="float" office:value="0.008741">
            <text:p>8.74E-003</text:p>
          </table:table-cell>
          <table:table-cell office:value-type="float" office:value="0.87539">
            <text:p>0.87539</text:p>
          </table:table-cell>
          <table:table-cell/>
        </table:table-row>
        <table:table-row table:style-name="ro2">
          <table:table-cell office:value-type="string">
            <text:p>treatmentFeedback+Response:moodsad</text:p>
          </table:table-cell>
          <table:table-cell table:formula="of:=EXP([.C55])" office:value-type="float" office:value="1.04322825838586">
            <text:p>1.04</text:p>
          </table:table-cell>
          <table:table-cell table:style-name="ce10" office:value-type="float" office:value="0.04232">
            <text:p>4.23E-002</text:p>
          </table:table-cell>
          <table:table-cell office:value-type="float" office:value="0.278998">
            <text:p>0.278998</text:p>
          </table:table-cell>
          <table:table-cell/>
          <table:table-cell table:style-name="ce14" table:formula="of:=EXP([.C55])/EXP([.H55])" office:value-type="float" office:value="0.993034373227316">
            <text:p>0.99</text:p>
          </table:table-cell>
          <table:table-cell table:formula="of:=EXP([.H55])" office:value-type="float" office:value="1.05054596951706">
            <text:p>1.05</text:p>
          </table:table-cell>
          <table:table-cell table:style-name="ce10" office:value-type="float" office:value="0.04931">
            <text:p>4.93E-002</text:p>
          </table:table-cell>
          <table:table-cell office:value-type="float" office:value="0.2111">
            <text:p>0.2111</text:p>
          </table:table-cell>
          <table:table-cell/>
        </table:table-row>
        <table:table-row table:style-name="ro2">
          <table:table-cell office:value-type="string">
            <text:p>treatmentFeedback+Helpful:moodsad</text:p>
          </table:table-cell>
          <table:table-cell table:formula="of:=EXP([.C56])" office:value-type="float" office:value="0.843243089628613">
            <text:p>0.84</text:p>
          </table:table-cell>
          <table:table-cell table:style-name="ce10" office:value-type="float" office:value="-0.1705">
            <text:p>-1.71E-001</text:p>
          </table:table-cell>
          <table:table-cell office:value-type="float" office:value="0.029154">
            <text:p>0.029154</text:p>
          </table:table-cell>
          <table:table-cell office:value-type="string">
            <text:p>*</text:p>
          </table:table-cell>
          <table:table-cell table:style-name="ce14" table:formula="of:=EXP([.C56])/EXP([.H56])" office:value-type="float" office:value="0.996007989343991">
            <text:p>1.00</text:p>
          </table:table-cell>
          <table:table-cell table:formula="of:=EXP([.H56])" office:value-type="float" office:value="0.84662281693544">
            <text:p>0.85</text:p>
          </table:table-cell>
          <table:table-cell table:style-name="ce10" office:value-type="float" office:value="-0.1665">
            <text:p>-1.67E-001</text:p>
          </table:table-cell>
          <table:table-cell office:value-type="float" office:value="0.03405">
            <text:p>0.0340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---</text:p>
          </table:table-cell>
          <table:table-cell/>
          <table:table-cell table:style-name="ce10"/>
          <table:table-cell table:number-columns-repeated="4"/>
          <table:table-cell table:style-name="ce10"/>
          <table:table-cell table:number-columns-repeated="2"/>
        </table:table-row>
        <table:table-row table:style-name="ro3">
          <table:table-cell table:style-name="ce2" office:value-type="string">
            <text:p>Signif. codes: <text:s/>0 ‘***’ 0.001 ‘**’ <text:s/>0.01 ‘*’ 0.05 ‘.’ 0. 1 ‘ ’ 1</text:p>
          </table:table-cell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3">
          <table:table-cell table:style-name="ce3" office:value-type="string">
            <text:p>Color codes:</text:p>
          </table:table-cell>
          <table:table-cell table:number-columns-repeated="9"/>
        </table:table-row>
        <table:table-row table:style-name="ro2">
          <table:table-cell table:style-name="ce4" office:value-type="string">
            <text:p>increase of significance</text:p>
          </table:table-cell>
          <table:table-cell table:number-columns-repeated="9"/>
        </table:table-row>
        <table:table-row table:style-name="ro2">
          <table:table-cell table:style-name="ce5" office:value-type="string">
            <text:p>decrease of significance</text:p>
          </table:table-cell>
          <table:table-cell table:number-columns-repeated="9"/>
        </table:table-row>
        <table:table-row table:style-name="ro2">
          <table:table-cell table:style-name="ce6" office:value-type="string">
            <text:p>new variables</text:p>
          </table:table-cell>
          <table:table-cell table:number-columns-repeated="9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o email (raw)" table:style-name="ta1">
        <table:table-column table:style-name="co8" table:default-cell-style-name="Default"/>
        <table:table-column table:style-name="co8" table:number-columns-repeated="2" table:default-cell-style-name="ce26"/>
        <table:table-column table:style-name="co8" table:number-columns-repeated="3" table:default-cell-style-name="Default"/>
        <table:table-row table:style-name="ro2">
          <table:table-cell/>
          <table:table-cell table:style-name="Default" office:value-type="string">
            <text:p><text:s text:c="2"/>Estimate</text:p>
          </table:table-cell>
          <table:table-cell table:style-name="Default" office:value-type="string">
            <text:p><text:s/>Std. Error</text:p>
          </table:table-cell>
          <table:table-cell office:value-type="string">
            <text:p><text:s/>z value</text:p>
          </table:table-cell>
          <table:table-cell office:value-type="string">
            <text:p>Pr(&gt;|z|)</text:p>
          </table:table-cell>
          <table:table-cell/>
        </table:table-row>
        <table:table-row table:style-name="ro2">
          <table:table-cell office:value-type="string">
            <text:p>(Intercept)</text:p>
          </table:table-cell>
          <table:table-cell office:value-type="float" office:value="0.6032">
            <text:p>6.03E-001</text:p>
          </table:table-cell>
          <table:table-cell office:value-type="float" office:value="0.01976">
            <text:p>1.98E-002</text:p>
          </table:table-cell>
          <table:table-cell office:value-type="float" office:value="30.533">
            <text:p>30.533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</text:p>
          </table:table-cell>
          <table:table-cell office:value-type="float" office:value="0.023">
            <text:p>2.30E-002</text:p>
          </table:table-cell>
          <table:table-cell office:value-type="float" office:value="0.0007215">
            <text:p>7.22E-004</text:p>
          </table:table-cell>
          <table:table-cell office:value-type="float" office:value="31.873">
            <text:p>31.873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treatmentFeed+Resp.</text:p>
          </table:table-cell>
          <table:table-cell office:value-type="float" office:value="-0.05916">
            <text:p>-5.92E-002</text:p>
          </table:table-cell>
          <table:table-cell office:value-type="float" office:value="0.02279">
            <text:p>2.28E-002</text:p>
          </table:table-cell>
          <table:table-cell office:value-type="float" office:value="-2.596">
            <text:p>-2.596</text:p>
          </table:table-cell>
          <table:table-cell office:value-type="float" office:value="0.009445">
            <text:p>0.009445</text:p>
          </table:table-cell>
          <table:table-cell office:value-type="string">
            <text:p>**</text:p>
          </table:table-cell>
        </table:table-row>
        <table:table-row table:style-name="ro2">
          <table:table-cell office:value-type="string">
            <text:p>treatmentFeed+Useful</text:p>
          </table:table-cell>
          <table:table-cell office:value-type="float" office:value="0.3477">
            <text:p>3.48E-001</text:p>
          </table:table-cell>
          <table:table-cell office:value-type="float" office:value="0.04468">
            <text:p>4.47E-002</text:p>
          </table:table-cell>
          <table:table-cell office:value-type="float" office:value="7.78">
            <text:p>7.78</text:p>
          </table:table-cell>
          <table:table-cell table:style-name="ce26" office:value-type="float" office:value="7.23E-015">
            <text:p>7.23E-015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moodconfused</text:p>
          </table:table-cell>
          <table:table-cell office:value-type="float" office:value="-0.06228">
            <text:p>-6.23E-002</text:p>
          </table:table-cell>
          <table:table-cell office:value-type="float" office:value="0.02297">
            <text:p>2.30E-002</text:p>
          </table:table-cell>
          <table:table-cell office:value-type="float" office:value="-2.712">
            <text:p>-2.712</text:p>
          </table:table-cell>
          <table:table-cell office:value-type="float" office:value="0.006695">
            <text:p>0.006695</text:p>
          </table:table-cell>
          <table:table-cell office:value-type="string">
            <text:p>**</text:p>
          </table:table-cell>
        </table:table-row>
        <table:table-row table:style-name="ro2">
          <table:table-cell office:value-type="string">
            <text:p>moodsad</text:p>
          </table:table-cell>
          <table:table-cell office:value-type="float" office:value="0.03662">
            <text:p>3.66E-002</text:p>
          </table:table-cell>
          <table:table-cell office:value-type="float" office:value="0.03065">
            <text:p>3.07E-002</text:p>
          </table:table-cell>
          <table:table-cell office:value-type="float" office:value="1.195">
            <text:p>1.195</text:p>
          </table:table-cell>
          <table:table-cell office:value-type="float" office:value="0.232159">
            <text:p>0.232159</text:p>
          </table:table-cell>
          <table:table-cell/>
        </table:table-row>
        <table:table-row table:style-name="ro2">
          <table:table-cell office:value-type="string">
            <text:p>cohort</text:p>
          </table:table-cell>
          <table:table-cell office:value-type="float" office:value="-0.0429">
            <text:p>-4.29E-002</text:p>
          </table:table-cell>
          <table:table-cell office:value-type="float" office:value="0.005857">
            <text:p>5.86E-003</text:p>
          </table:table-cell>
          <table:table-cell office:value-type="float" office:value="-7.324">
            <text:p>-7.324</text:p>
          </table:table-cell>
          <table:table-cell table:style-name="ce26" office:value-type="float" office:value="0.00000000000024">
            <text:p>2.40E-013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lag</text:p>
          </table:table-cell>
          <table:table-cell office:value-type="float" office:value="-0.0000001342">
            <text:p>-1.34E-007</text:p>
          </table:table-cell>
          <table:table-cell office:value-type="float" office:value="0.000000003264">
            <text:p>3.26E-009</text:p>
          </table:table-cell>
          <table:table-cell office:value-type="float" office:value="-41.116">
            <text:p>-41.11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ept_lag</text:p>
          </table:table-cell>
          <table:table-cell office:value-type="float" office:value="-0.00000009962">
            <text:p>-9.96E-008</text:p>
          </table:table-cell>
          <table:table-cell office:value-type="float" office:value="0.000000008056">
            <text:p>8.06E-009</text:p>
          </table:table-cell>
          <table:table-cell office:value-type="float" office:value="-12.366">
            <text:p>-12.36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editcount</text:p>
          </table:table-cell>
          <table:table-cell office:value-type="float" office:value="0.04274">
            <text:p>4.27E-002</text:p>
          </table:table-cell>
          <table:table-cell office:value-type="float" office:value="0.0001186">
            <text:p>1.19E-004</text:p>
          </table:table-cell>
          <table:table-cell office:value-type="float" office:value="360.452">
            <text:p>360.45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len</text:p>
          </table:table-cell>
          <table:table-cell office:value-type="float" office:value="0.004706">
            <text:p>4.71E-003</text:p>
          </table:table-cell>
          <table:table-cell office:value-type="float" office:value="0.000153">
            <text:p>1.53E-004</text:p>
          </table:table-cell>
          <table:table-cell office:value-type="float" office:value="30.764">
            <text:p>30.764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um_feedbacks</text:p>
          </table:table-cell>
          <table:table-cell office:value-type="float" office:value="0.3517">
            <text:p>3.52E-001</text:p>
          </table:table-cell>
          <table:table-cell office:value-type="float" office:value="0.00845">
            <text:p>8.45E-003</text:p>
          </table:table-cell>
          <table:table-cell office:value-type="float" office:value="41.616">
            <text:p>41.61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s_editing</text:p>
          </table:table-cell>
          <table:table-cell office:value-type="float" office:value="-0.5554">
            <text:p>-5.55E-001</text:p>
          </table:table-cell>
          <table:table-cell office:value-type="float" office:value="0.01775">
            <text:p>1.78E-002</text:p>
          </table:table-cell>
          <table:table-cell office:value-type="float" office:value="-31.29">
            <text:p>-31.29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Category</text:p>
          </table:table-cell>
          <table:table-cell office:value-type="float" office:value="-0.4428">
            <text:p>-4.43E-001</text:p>
          </table:table-cell>
          <table:table-cell office:value-type="float" office:value="0.1047">
            <text:p>1.05E-001</text:p>
          </table:table-cell>
          <table:table-cell office:value-type="float" office:value="-4.228">
            <text:p>-4.228</text:p>
          </table:table-cell>
          <table:table-cell table:style-name="ce26" office:value-type="float" office:value="0.0000236">
            <text:p>2.36E-005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Category_talk</text:p>
          </table:table-cell>
          <table:table-cell office:value-type="float" office:value="0.4425">
            <text:p>4.43E-001</text:p>
          </table:table-cell>
          <table:table-cell office:value-type="float" office:value="0.4577">
            <text:p>4.58E-001</text:p>
          </table:table-cell>
          <table:table-cell office:value-type="float" office:value="0.967">
            <text:p>0.967</text:p>
          </table:table-cell>
          <table:table-cell office:value-type="float" office:value="0.333721">
            <text:p>0.333721</text:p>
          </table:table-cell>
          <table:table-cell/>
        </table:table-row>
        <table:table-row table:style-name="ro2">
          <table:table-cell office:value-type="string">
            <text:p>namespaceHelp</text:p>
          </table:table-cell>
          <table:table-cell office:value-type="float" office:value="-0.7928">
            <text:p>-7.93E-001</text:p>
          </table:table-cell>
          <table:table-cell office:value-type="float" office:value="0.06164">
            <text:p>6.16E-002</text:p>
          </table:table-cell>
          <table:table-cell office:value-type="float" office:value="-12.86">
            <text:p>-12.8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Help_talk</text:p>
          </table:table-cell>
          <table:table-cell office:value-type="float" office:value="0.178">
            <text:p>1.78E-001</text:p>
          </table:table-cell>
          <table:table-cell office:value-type="float" office:value="0.2483">
            <text:p>2.48E-001</text:p>
          </table:table-cell>
          <table:table-cell office:value-type="float" office:value="0.717">
            <text:p>0.717</text:p>
          </table:table-cell>
          <table:table-cell office:value-type="float" office:value="0.473517">
            <text:p>0.473517</text:p>
          </table:table-cell>
          <table:table-cell/>
        </table:table-row>
        <table:table-row table:style-name="ro2">
          <table:table-cell office:value-type="string">
            <text:p>namespaceImage</text:p>
          </table:table-cell>
          <table:table-cell office:value-type="float" office:value="-0.6879">
            <text:p>-6.88E-001</text:p>
          </table:table-cell>
          <table:table-cell office:value-type="float" office:value="0.06722">
            <text:p>6.72E-002</text:p>
          </table:table-cell>
          <table:table-cell office:value-type="float" office:value="-10.234">
            <text:p>-10.234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Image_talk</text:p>
          </table:table-cell>
          <table:table-cell office:value-type="float" office:value="-0.6093">
            <text:p>-6.09E-001</text:p>
          </table:table-cell>
          <table:table-cell office:value-type="float" office:value="0.2258">
            <text:p>2.26E-001</text:p>
          </table:table-cell>
          <table:table-cell office:value-type="float" office:value="-2.698">
            <text:p>-2.698</text:p>
          </table:table-cell>
          <table:table-cell office:value-type="float" office:value="0.006967">
            <text:p>0.006967</text:p>
          </table:table-cell>
          <table:table-cell office:value-type="string">
            <text:p>**</text:p>
          </table:table-cell>
        </table:table-row>
        <table:table-row table:style-name="ro2">
          <table:table-cell office:value-type="string">
            <text:p>namespaceMediaWiki</text:p>
          </table:table-cell>
          <table:table-cell office:value-type="float" office:value="-2.757">
            <text:p>-2.76E+000</text:p>
          </table:table-cell>
          <table:table-cell office:value-type="float" office:value="0.537">
            <text:p>5.37E-001</text:p>
          </table:table-cell>
          <table:table-cell office:value-type="float" office:value="-5.135">
            <text:p>-5.135</text:p>
          </table:table-cell>
          <table:table-cell table:style-name="ce26" office:value-type="float" office:value="0.000000283">
            <text:p>2.83E-007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MediaWiki_talk</text:p>
          </table:table-cell>
          <table:table-cell office:value-type="float" office:value="-0.9087">
            <text:p>-9.09E-001</text:p>
          </table:table-cell>
          <table:table-cell office:value-type="float" office:value="0.3893">
            <text:p>3.89E-001</text:p>
          </table:table-cell>
          <table:table-cell office:value-type="float" office:value="-2.334">
            <text:p>-2.334</text:p>
          </table:table-cell>
          <table:table-cell office:value-type="float" office:value="0.019592">
            <text:p>0.01959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amespaceSpecial</text:p>
          </table:table-cell>
          <table:table-cell office:value-type="float" office:value="-0.2226">
            <text:p>-2.23E-001</text:p>
          </table:table-cell>
          <table:table-cell office:value-type="float" office:value="0.01478">
            <text:p>1.48E-002</text:p>
          </table:table-cell>
          <table:table-cell office:value-type="float" office:value="-15.06">
            <text:p>-15.0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Talk</text:p>
          </table:table-cell>
          <table:table-cell office:value-type="float" office:value="0.0412">
            <text:p>4.12E-002</text:p>
          </table:table-cell>
          <table:table-cell office:value-type="float" office:value="0.0383">
            <text:p>3.83E-002</text:p>
          </table:table-cell>
          <table:table-cell office:value-type="float" office:value="1.076">
            <text:p>1.076</text:p>
          </table:table-cell>
          <table:table-cell office:value-type="float" office:value="0.282041">
            <text:p>0.282041</text:p>
          </table:table-cell>
          <table:table-cell/>
        </table:table-row>
        <table:table-row table:style-name="ro2">
          <table:table-cell office:value-type="string">
            <text:p>namespaceTemplate</text:p>
          </table:table-cell>
          <table:table-cell office:value-type="float" office:value="0.1963">
            <text:p>1.96E-001</text:p>
          </table:table-cell>
          <table:table-cell office:value-type="float" office:value="0.1229">
            <text:p>1.23E-001</text:p>
          </table:table-cell>
          <table:table-cell office:value-type="float" office:value="1.597">
            <text:p>1.597</text:p>
          </table:table-cell>
          <table:table-cell office:value-type="float" office:value="0.110346">
            <text:p>0.110346</text:p>
          </table:table-cell>
          <table:table-cell/>
        </table:table-row>
        <table:table-row table:style-name="ro2">
          <table:table-cell office:value-type="string">
            <text:p>namespaceTemplate_talk</text:p>
          </table:table-cell>
          <table:table-cell office:value-type="float" office:value="-0.4618">
            <text:p>-4.62E-001</text:p>
          </table:table-cell>
          <table:table-cell office:value-type="float" office:value="0.415">
            <text:p>4.15E-001</text:p>
          </table:table-cell>
          <table:table-cell office:value-type="float" office:value="-1.113">
            <text:p>-1.113</text:p>
          </table:table-cell>
          <table:table-cell office:value-type="float" office:value="0.265812">
            <text:p>0.265812</text:p>
          </table:table-cell>
          <table:table-cell/>
        </table:table-row>
        <table:table-row table:style-name="ro2">
          <table:table-cell office:value-type="string">
            <text:p>namespaceUser</text:p>
          </table:table-cell>
          <table:table-cell office:value-type="float" office:value="-0.2022">
            <text:p>-2.02E-001</text:p>
          </table:table-cell>
          <table:table-cell office:value-type="float" office:value="0.01676">
            <text:p>1.68E-002</text:p>
          </table:table-cell>
          <table:table-cell office:value-type="float" office:value="-12.062">
            <text:p>-12.06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User_talk</text:p>
          </table:table-cell>
          <table:table-cell office:value-type="float" office:value="0.003863">
            <text:p>3.86E-003</text:p>
          </table:table-cell>
          <table:table-cell office:value-type="float" office:value="0.02386">
            <text:p>2.39E-002</text:p>
          </table:table-cell>
          <table:table-cell office:value-type="float" office:value="0.162">
            <text:p>0.162</text:p>
          </table:table-cell>
          <table:table-cell office:value-type="float" office:value="0.871385">
            <text:p>0.871385</text:p>
          </table:table-cell>
          <table:table-cell/>
        </table:table-row>
        <table:table-row table:style-name="ro2">
          <table:table-cell office:value-type="string">
            <text:p>namespaceWikipedia</text:p>
          </table:table-cell>
          <table:table-cell office:value-type="float" office:value="-0.2063">
            <text:p>-2.06E-001</text:p>
          </table:table-cell>
          <table:table-cell office:value-type="float" office:value="0.03103">
            <text:p>3.10E-002</text:p>
          </table:table-cell>
          <table:table-cell office:value-type="float" office:value="-6.65">
            <text:p>-6.65</text:p>
          </table:table-cell>
          <table:table-cell table:style-name="ce26" office:value-type="float" office:value="0.0000000000294">
            <text:p>2.94E-011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Wikipedia_talk</text:p>
          </table:table-cell>
          <table:table-cell office:value-type="float" office:value="0.29">
            <text:p>2.90E-001</text:p>
          </table:table-cell>
          <table:table-cell office:value-type="float" office:value="0.06915">
            <text:p>6.92E-002</text:p>
          </table:table-cell>
          <table:table-cell office:value-type="float" office:value="4.193">
            <text:p>4.193</text:p>
          </table:table-cell>
          <table:table-cell table:style-name="ce26" office:value-type="float" office:value="0.0000275">
            <text:p>2.75E-005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browserblackberry</text:p>
          </table:table-cell>
          <table:table-cell office:value-type="float" office:value="0.1142">
            <text:p>1.14E-001</text:p>
          </table:table-cell>
          <table:table-cell office:value-type="float" office:value="0.2703">
            <text:p>2.70E-001</text:p>
          </table:table-cell>
          <table:table-cell office:value-type="float" office:value="0.422">
            <text:p>0.422</text:p>
          </table:table-cell>
          <table:table-cell office:value-type="float" office:value="0.67274">
            <text:p>0.67274</text:p>
          </table:table-cell>
          <table:table-cell/>
        </table:table-row>
        <table:table-row table:style-name="ro2">
          <table:table-cell office:value-type="string">
            <text:p>browsercamino</text:p>
          </table:table-cell>
          <table:table-cell office:value-type="float" office:value="-0.01928">
            <text:p>-1.93E-002</text:p>
          </table:table-cell>
          <table:table-cell office:value-type="float" office:value="0.3907">
            <text:p>3.91E-001</text:p>
          </table:table-cell>
          <table:table-cell office:value-type="float" office:value="-0.049">
            <text:p>-0.049</text:p>
          </table:table-cell>
          <table:table-cell office:value-type="float" office:value="0.960637">
            <text:p>0.960637</text:p>
          </table:table-cell>
          <table:table-cell/>
        </table:table-row>
        <table:table-row table:style-name="ro2">
          <table:table-cell office:value-type="string">
            <text:p>browserchrome</text:p>
          </table:table-cell>
          <table:table-cell office:value-type="float" office:value="0.04994">
            <text:p>4.99E-002</text:p>
          </table:table-cell>
          <table:table-cell office:value-type="float" office:value="0.01493">
            <text:p>1.49E-002</text:p>
          </table:table-cell>
          <table:table-cell office:value-type="float" office:value="3.345">
            <text:p>3.345</text:p>
          </table:table-cell>
          <table:table-cell office:value-type="float" office:value="0.000821">
            <text:p>0.000821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browserfirefox</text:p>
          </table:table-cell>
          <table:table-cell office:value-type="float" office:value="0.03098">
            <text:p>3.10E-002</text:p>
          </table:table-cell>
          <table:table-cell office:value-type="float" office:value="0.01629">
            <text:p>1.63E-002</text:p>
          </table:table-cell>
          <table:table-cell office:value-type="float" office:value="1.901">
            <text:p>1.901</text:p>
          </table:table-cell>
          <table:table-cell office:value-type="float" office:value="0.057274">
            <text:p>0.057274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browseriphone</text:p>
          </table:table-cell>
          <table:table-cell office:value-type="float" office:value="0.3742">
            <text:p>3.74E-001</text:p>
          </table:table-cell>
          <table:table-cell office:value-type="float" office:value="0.676">
            <text:p>6.76E-001</text:p>
          </table:table-cell>
          <table:table-cell office:value-type="float" office:value="0.554">
            <text:p>0.554</text:p>
          </table:table-cell>
          <table:table-cell office:value-type="float" office:value="0.579853">
            <text:p>0.579853</text:p>
          </table:table-cell>
          <table:table-cell/>
        </table:table-row>
        <table:table-row table:style-name="ro2">
          <table:table-cell office:value-type="string">
            <text:p>browseripod</text:p>
          </table:table-cell>
          <table:table-cell office:value-type="float" office:value="-0.3804">
            <text:p>-3.80E-001</text:p>
          </table:table-cell>
          <table:table-cell office:value-type="float" office:value="0.1908">
            <text:p>1.91E-001</text:p>
          </table:table-cell>
          <table:table-cell office:value-type="float" office:value="-1.994">
            <text:p>-1.994</text:p>
          </table:table-cell>
          <table:table-cell office:value-type="float" office:value="0.046157">
            <text:p>0.04615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wserkonqueror</text:p>
          </table:table-cell>
          <table:table-cell office:value-type="float" office:value="-0.4993">
            <text:p>-4.99E-001</text:p>
          </table:table-cell>
          <table:table-cell office:value-type="float" office:value="0.6647">
            <text:p>6.65E-001</text:p>
          </table:table-cell>
          <table:table-cell office:value-type="float" office:value="-0.751">
            <text:p>-0.751</text:p>
          </table:table-cell>
          <table:table-cell office:value-type="float" office:value="0.452588">
            <text:p>0.452588</text:p>
          </table:table-cell>
          <table:table-cell/>
        </table:table-row>
        <table:table-row table:style-name="ro2">
          <table:table-cell office:value-type="string">
            <text:p>browseropera</text:p>
          </table:table-cell>
          <table:table-cell office:value-type="float" office:value="0.1087">
            <text:p>1.09E-001</text:p>
          </table:table-cell>
          <table:table-cell office:value-type="float" office:value="0.04244">
            <text:p>4.24E-002</text:p>
          </table:table-cell>
          <table:table-cell office:value-type="float" office:value="2.561">
            <text:p>2.561</text:p>
          </table:table-cell>
          <table:table-cell office:value-type="float" office:value="0.010423">
            <text:p>0.01042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wserps3</text:p>
          </table:table-cell>
          <table:table-cell office:value-type="float" office:value="0.6198">
            <text:p>6.20E-001</text:p>
          </table:table-cell>
          <table:table-cell office:value-type="float" office:value="0.635">
            <text:p>6.35E-001</text:p>
          </table:table-cell>
          <table:table-cell office:value-type="float" office:value="0.976">
            <text:p>0.976</text:p>
          </table:table-cell>
          <table:table-cell office:value-type="float" office:value="0.329072">
            <text:p>0.329072</text:p>
          </table:table-cell>
          <table:table-cell/>
        </table:table-row>
        <table:table-row table:style-name="ro2">
          <table:table-cell office:value-type="string">
            <text:p>browsersafari</text:p>
          </table:table-cell>
          <table:table-cell office:value-type="float" office:value="-0.0414">
            <text:p>-4.14E-002</text:p>
          </table:table-cell>
          <table:table-cell office:value-type="float" office:value="0.03187">
            <text:p>3.19E-002</text:p>
          </table:table-cell>
          <table:table-cell office:value-type="float" office:value="-1.299">
            <text:p>-1.299</text:p>
          </table:table-cell>
          <table:table-cell office:value-type="float" office:value="0.194028">
            <text:p>0.194028</text:p>
          </table:table-cell>
          <table:table-cell/>
        </table:table-row>
        <table:table-row table:style-name="ro2">
          <table:table-cell office:value-type="string">
            <text:p>browserunknown</text:p>
          </table:table-cell>
          <table:table-cell office:value-type="float" office:value="-1.07">
            <text:p>-1.07E+000</text:p>
          </table:table-cell>
          <table:table-cell office:value-type="float" office:value="0.1877">
            <text:p>1.88E-001</text:p>
          </table:table-cell>
          <table:table-cell office:value-type="float" office:value="-5.699">
            <text:p>-5.699</text:p>
          </table:table-cell>
          <table:table-cell table:style-name="ce26" office:value-type="float" office:value="0.000000012">
            <text:p>1.20E-008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osiphone</text:p>
          </table:table-cell>
          <table:table-cell office:value-type="float" office:value="0.1548">
            <text:p>1.55E-001</text:p>
          </table:table-cell>
          <table:table-cell office:value-type="float" office:value="0.6548">
            <text:p>6.55E-001</text:p>
          </table:table-cell>
          <table:table-cell office:value-type="float" office:value="0.236">
            <text:p>0.236</text:p>
          </table:table-cell>
          <table:table-cell office:value-type="float" office:value="0.813106">
            <text:p>0.813106</text:p>
          </table:table-cell>
          <table:table-cell/>
        </table:table-row>
        <table:table-row table:style-name="ro2">
          <table:table-cell office:value-type="string">
            <text:p>oslinux</text:p>
          </table:table-cell>
          <table:table-cell office:value-type="float" office:value="0.09436">
            <text:p>9.44E-002</text:p>
          </table:table-cell>
          <table:table-cell office:value-type="float" office:value="0.03739">
            <text:p>3.74E-002</text:p>
          </table:table-cell>
          <table:table-cell office:value-type="float" office:value="2.524">
            <text:p>2.524</text:p>
          </table:table-cell>
          <table:table-cell office:value-type="float" office:value="0.011608">
            <text:p>0.01160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osmac</text:p>
          </table:table-cell>
          <table:table-cell office:value-type="float" office:value="0.2327">
            <text:p>2.33E-001</text:p>
          </table:table-cell>
          <table:table-cell office:value-type="float" office:value="0.02404">
            <text:p>2.40E-002</text:p>
          </table:table-cell>
          <table:table-cell office:value-type="float" office:value="9.682">
            <text:p>9.68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osunknown</text:p>
          </table:table-cell>
          <table:table-cell office:value-type="float" office:value="0.3864">
            <text:p>3.86E-001</text:p>
          </table:table-cell>
          <table:table-cell office:value-type="float" office:value="0.04889">
            <text:p>4.89E-002</text:p>
          </table:table-cell>
          <table:table-cell office:value-type="float" office:value="7.905">
            <text:p>7.905</text:p>
          </table:table-cell>
          <table:table-cell table:style-name="ce26" office:value-type="float" office:value="2.69E-015">
            <text:p>2.69E-015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:treatmentFeed+Resp.</text:p>
          </table:table-cell>
          <table:table-cell office:value-type="float" office:value="-0.003239">
            <text:p>-3.24E-003</text:p>
          </table:table-cell>
          <table:table-cell office:value-type="float" office:value="0.001262">
            <text:p>1.26E-003</text:p>
          </table:table-cell>
          <table:table-cell office:value-type="float" office:value="-2.566">
            <text:p>-2.566</text:p>
          </table:table-cell>
          <table:table-cell office:value-type="float" office:value="0.010276">
            <text:p>0.01027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I(age - 1):treatmentFeed+Useful</text:p>
          </table:table-cell>
          <table:table-cell office:value-type="float" office:value="0.01115">
            <text:p>1.12E-002</text:p>
          </table:table-cell>
          <table:table-cell office:value-type="float" office:value="0.002393">
            <text:p>2.39E-003</text:p>
          </table:table-cell>
          <table:table-cell office:value-type="float" office:value="4.66">
            <text:p>4.66</text:p>
          </table:table-cell>
          <table:table-cell table:style-name="ce26" office:value-type="float" office:value="0.00000316">
            <text:p>3.16E-00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:moodconfused</text:p>
          </table:table-cell>
          <table:table-cell office:value-type="float" office:value="0.0004122">
            <text:p>4.12E-004</text:p>
          </table:table-cell>
          <table:table-cell office:value-type="float" office:value="0.001317">
            <text:p>1.32E-003</text:p>
          </table:table-cell>
          <table:table-cell office:value-type="float" office:value="0.313">
            <text:p>0.313</text:p>
          </table:table-cell>
          <table:table-cell office:value-type="float" office:value="0.754312">
            <text:p>0.754312</text:p>
          </table:table-cell>
          <table:table-cell/>
        </table:table-row>
        <table:table-row table:style-name="ro2">
          <table:table-cell office:value-type="string">
            <text:p>I(age - 1):moodsad</text:p>
          </table:table-cell>
          <table:table-cell office:value-type="float" office:value="-0.001716">
            <text:p>-1.72E-003</text:p>
          </table:table-cell>
          <table:table-cell office:value-type="float" office:value="0.001706">
            <text:p>1.71E-003</text:p>
          </table:table-cell>
          <table:table-cell office:value-type="float" office:value="-1.006">
            <text:p>-1.006</text:p>
          </table:table-cell>
          <table:table-cell office:value-type="float" office:value="0.314528">
            <text:p>0.314528</text:p>
          </table:table-cell>
          <table:table-cell/>
        </table:table-row>
        <table:table-row table:style-name="ro2">
          <table:table-cell office:value-type="string">
            <text:p>treatmentFeed+Resp.:moodconfused</text:p>
          </table:table-cell>
          <table:table-cell office:value-type="float" office:value="-0.03679">
            <text:p>-3.68E-002</text:p>
          </table:table-cell>
          <table:table-cell office:value-type="float" office:value="0.03069">
            <text:p>3.07E-002</text:p>
          </table:table-cell>
          <table:table-cell office:value-type="float" office:value="-1.199">
            <text:p>-1.199</text:p>
          </table:table-cell>
          <table:table-cell office:value-type="float" office:value="0.230685">
            <text:p>0.230685</text:p>
          </table:table-cell>
          <table:table-cell/>
        </table:table-row>
        <table:table-row table:style-name="ro2">
          <table:table-cell office:value-type="string">
            <text:p>treatmentFeed+Useful:moodconfused</text:p>
          </table:table-cell>
          <table:table-cell office:value-type="float" office:value="0.05122">
            <text:p>5.12E-002</text:p>
          </table:table-cell>
          <table:table-cell office:value-type="float" office:value="0.05665">
            <text:p>5.67E-002</text:p>
          </table:table-cell>
          <table:table-cell office:value-type="float" office:value="0.904">
            <text:p>0.904</text:p>
          </table:table-cell>
          <table:table-cell office:value-type="float" office:value="0.36597">
            <text:p>0.36597</text:p>
          </table:table-cell>
          <table:table-cell/>
        </table:table-row>
        <table:table-row table:style-name="ro2">
          <table:table-cell office:value-type="string">
            <text:p>treatmentFeed+Resp.:moodsad</text:p>
          </table:table-cell>
          <table:table-cell office:value-type="float" office:value="0.04232">
            <text:p>4.23E-002</text:p>
          </table:table-cell>
          <table:table-cell office:value-type="float" office:value="0.03909">
            <text:p>3.91E-002</text:p>
          </table:table-cell>
          <table:table-cell office:value-type="float" office:value="1.083">
            <text:p>1.083</text:p>
          </table:table-cell>
          <table:table-cell office:value-type="float" office:value="0.278998">
            <text:p>0.278998</text:p>
          </table:table-cell>
          <table:table-cell/>
        </table:table-row>
        <table:table-row table:style-name="ro2">
          <table:table-cell office:value-type="string">
            <text:p>treatmentFeed+Useful:moodsad</text:p>
          </table:table-cell>
          <table:table-cell office:value-type="float" office:value="-0.1705">
            <text:p>-1.71E-001</text:p>
          </table:table-cell>
          <table:table-cell office:value-type="float" office:value="0.07814">
            <text:p>7.81E-002</text:p>
          </table:table-cell>
          <table:table-cell office:value-type="float" office:value="-2.181">
            <text:p>-2.181</text:p>
          </table:table-cell>
          <table:table-cell office:value-type="float" office:value="0.029154">
            <text:p>0.02915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---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5" office:value-type="string">
            <text:p>Signif. codes: <text:s/>0 ‘***’ 0.001 ‘**’ <text:s/>0.01 ‘*’ 0.05 ‘.’ 0. 1 ‘ ’ 1</text:p>
          </table:table-cell>
          <table:table-cell table:style-name="Default" table:number-columns-repeated="2"/>
          <table:table-cell table:number-columns-repeated="3"/>
        </table:table-row>
      </table:table>
      <table:table table:name="with email (raw)" table:style-name="ta1">
        <table:table-column table:style-name="co9" table:default-cell-style-name="Default"/>
        <table:table-column table:style-name="co8" table:number-columns-repeated="2" table:default-cell-style-name="ce26"/>
        <table:table-column table:style-name="co8" table:number-columns-repeated="3" table:default-cell-style-name="Default"/>
        <table:table-row table:style-name="ro2">
          <table:table-cell office:value-type="string">
            <text:p>Coefficients: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Default" office:value-type="string">
            <text:p><text:s text:c="2"/>Estimate</text:p>
          </table:table-cell>
          <table:table-cell table:style-name="Default" office:value-type="string">
            <text:p>Std. Error</text:p>
          </table:table-cell>
          <table:table-cell office:value-type="string">
            <text:p>z value</text:p>
          </table:table-cell>
          <table:table-cell office:value-type="string">
            <text:p>Pr(&gt;|z|)</text:p>
          </table:table-cell>
          <table:table-cell/>
        </table:table-row>
        <table:table-row table:style-name="ro2">
          <table:table-cell office:value-type="string">
            <text:p>(Intercept)</text:p>
          </table:table-cell>
          <table:table-cell office:value-type="float" office:value="0.6189">
            <text:p>6.19E-001</text:p>
          </table:table-cell>
          <table:table-cell office:value-type="float" office:value="0.02028">
            <text:p>2.03E-002</text:p>
          </table:table-cell>
          <table:table-cell office:value-type="float" office:value="30.518">
            <text:p>30.518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</text:p>
          </table:table-cell>
          <table:table-cell office:value-type="float" office:value="0.02234">
            <text:p>2.23E-002</text:p>
          </table:table-cell>
          <table:table-cell office:value-type="float" office:value="0.000742">
            <text:p>7.42E-004</text:p>
          </table:table-cell>
          <table:table-cell office:value-type="float" office:value="30.1">
            <text:p>30.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treatmentFeedback+Response</text:p>
          </table:table-cell>
          <table:table-cell office:value-type="float" office:value="-0.06394">
            <text:p>-6.39E-002</text:p>
          </table:table-cell>
          <table:table-cell office:value-type="float" office:value="0.02256">
            <text:p>2.26E-002</text:p>
          </table:table-cell>
          <table:table-cell office:value-type="float" office:value="-2.835">
            <text:p>-2.835</text:p>
          </table:table-cell>
          <table:table-cell office:value-type="float" office:value="0.00459">
            <text:p>0.00459</text:p>
          </table:table-cell>
          <table:table-cell office:value-type="string">
            <text:p>**</text:p>
          </table:table-cell>
        </table:table-row>
        <table:table-row table:style-name="ro2">
          <table:table-cell office:value-type="string">
            <text:p>treatmentFeedback+Helpful</text:p>
          </table:table-cell>
          <table:table-cell office:value-type="float" office:value="0.3351">
            <text:p>3.35E-001</text:p>
          </table:table-cell>
          <table:table-cell office:value-type="float" office:value="0.04352">
            <text:p>4.35E-002</text:p>
          </table:table-cell>
          <table:table-cell office:value-type="float" office:value="7.701">
            <text:p>7.701</text:p>
          </table:table-cell>
          <table:table-cell table:style-name="ce26" office:value-type="float" office:value="0.0000000000000135">
            <text:p>1.35E-014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moodconfused</text:p>
          </table:table-cell>
          <table:table-cell office:value-type="float" office:value="-0.05161">
            <text:p>-5.16E-002</text:p>
          </table:table-cell>
          <table:table-cell office:value-type="float" office:value="0.0233">
            <text:p>2.33E-002</text:p>
          </table:table-cell>
          <table:table-cell office:value-type="float" office:value="-2.215">
            <text:p>-2.215</text:p>
          </table:table-cell>
          <table:table-cell office:value-type="float" office:value="0.02675">
            <text:p>0.0267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oodsad</text:p>
          </table:table-cell>
          <table:table-cell office:value-type="float" office:value="0.06173">
            <text:p>6.17E-002</text:p>
          </table:table-cell>
          <table:table-cell office:value-type="float" office:value="0.0314">
            <text:p>3.14E-002</text:p>
          </table:table-cell>
          <table:table-cell office:value-type="float" office:value="1.966">
            <text:p>1.966</text:p>
          </table:table-cell>
          <table:table-cell office:value-type="float" office:value="0.04933">
            <text:p>0.0493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cohort</text:p>
          </table:table-cell>
          <table:table-cell office:value-type="float" office:value="-0.05121">
            <text:p>-5.12E-002</text:p>
          </table:table-cell>
          <table:table-cell office:value-type="float" office:value="0.005967">
            <text:p>5.97E-003</text:p>
          </table:table-cell>
          <table:table-cell office:value-type="float" office:value="-8.582">
            <text:p>-8.582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lag</text:p>
          </table:table-cell>
          <table:table-cell office:value-type="float" office:value="-0.0000001019">
            <text:p>-1.02E-007</text:p>
          </table:table-cell>
          <table:table-cell office:value-type="float" office:value="0.000000002491">
            <text:p>2.49E-009</text:p>
          </table:table-cell>
          <table:table-cell office:value-type="float" office:value="-40.91">
            <text:p>-40.9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ept_lag</text:p>
          </table:table-cell>
          <table:table-cell office:value-type="float" office:value="-0.00000004055">
            <text:p>-4.06E-008</text:p>
          </table:table-cell>
          <table:table-cell office:value-type="float" office:value="0.000000006644">
            <text:p>6.64E-009</text:p>
          </table:table-cell>
          <table:table-cell office:value-type="float" office:value="-6.104">
            <text:p>-6.104</text:p>
          </table:table-cell>
          <table:table-cell table:style-name="ce26" office:value-type="float" office:value="0.00000000103">
            <text:p>1.03E-009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editcount</text:p>
          </table:table-cell>
          <table:table-cell office:value-type="float" office:value="0.03539">
            <text:p>3.54E-002</text:p>
          </table:table-cell>
          <table:table-cell office:value-type="float" office:value="0.00009535">
            <text:p>9.54E-005</text:p>
          </table:table-cell>
          <table:table-cell office:value-type="float" office:value="371.091">
            <text:p>371.09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feedback_len</text:p>
          </table:table-cell>
          <table:table-cell office:value-type="float" office:value="0.004118">
            <text:p>4.12E-003</text:p>
          </table:table-cell>
          <table:table-cell office:value-type="float" office:value="0.0001598">
            <text:p>1.60E-004</text:p>
          </table:table-cell>
          <table:table-cell office:value-type="float" office:value="25.76">
            <text:p>25.7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um_feedbacks</text:p>
          </table:table-cell>
          <table:table-cell office:value-type="float" office:value="0.3453">
            <text:p>3.45E-001</text:p>
          </table:table-cell>
          <table:table-cell office:value-type="float" office:value="0.008631">
            <text:p>8.63E-003</text:p>
          </table:table-cell>
          <table:table-cell office:value-type="float" office:value="40.001">
            <text:p>40.001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s_editing</text:p>
          </table:table-cell>
          <table:table-cell office:value-type="float" office:value="-0.5632">
            <text:p>-5.63E-001</text:p>
          </table:table-cell>
          <table:table-cell office:value-type="float" office:value="0.01828">
            <text:p>1.83E-002</text:p>
          </table:table-cell>
          <table:table-cell office:value-type="float" office:value="-30.804">
            <text:p>-30.804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Category</text:p>
          </table:table-cell>
          <table:table-cell office:value-type="float" office:value="-0.4626">
            <text:p>-4.63E-001</text:p>
          </table:table-cell>
          <table:table-cell office:value-type="float" office:value="0.1061">
            <text:p>1.06E-001</text:p>
          </table:table-cell>
          <table:table-cell office:value-type="float" office:value="-4.361">
            <text:p>-4.361</text:p>
          </table:table-cell>
          <table:table-cell table:style-name="ce26" office:value-type="float" office:value="0.0000129">
            <text:p>1.29E-005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Category_talk</text:p>
          </table:table-cell>
          <table:table-cell office:value-type="float" office:value="0.06421">
            <text:p>6.42E-002</text:p>
          </table:table-cell>
          <table:table-cell office:value-type="float" office:value="0.6527">
            <text:p>6.53E-001</text:p>
          </table:table-cell>
          <table:table-cell office:value-type="float" office:value="0.098">
            <text:p>0.098</text:p>
          </table:table-cell>
          <table:table-cell office:value-type="float" office:value="0.92164">
            <text:p>0.92164</text:p>
          </table:table-cell>
          <table:table-cell/>
        </table:table-row>
        <table:table-row table:style-name="ro2">
          <table:table-cell office:value-type="string">
            <text:p>namespaceHelp</text:p>
          </table:table-cell>
          <table:table-cell office:value-type="float" office:value="-0.7111">
            <text:p>-7.11E-001</text:p>
          </table:table-cell>
          <table:table-cell office:value-type="float" office:value="0.06044">
            <text:p>6.04E-002</text:p>
          </table:table-cell>
          <table:table-cell office:value-type="float" office:value="-11.765">
            <text:p>-11.765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Help_talk</text:p>
          </table:table-cell>
          <table:table-cell office:value-type="float" office:value="0.174">
            <text:p>1.74E-001</text:p>
          </table:table-cell>
          <table:table-cell office:value-type="float" office:value="0.2478">
            <text:p>2.48E-001</text:p>
          </table:table-cell>
          <table:table-cell office:value-type="float" office:value="0.702">
            <text:p>0.702</text:p>
          </table:table-cell>
          <table:table-cell office:value-type="float" office:value="0.48261">
            <text:p>0.48261</text:p>
          </table:table-cell>
          <table:table-cell/>
        </table:table-row>
        <table:table-row table:style-name="ro2">
          <table:table-cell office:value-type="string">
            <text:p>namespaceImage</text:p>
          </table:table-cell>
          <table:table-cell office:value-type="float" office:value="-0.7918">
            <text:p>-7.92E-001</text:p>
          </table:table-cell>
          <table:table-cell office:value-type="float" office:value="0.07306">
            <text:p>7.31E-002</text:p>
          </table:table-cell>
          <table:table-cell office:value-type="float" office:value="-10.839">
            <text:p>-10.839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Image_talk</text:p>
          </table:table-cell>
          <table:table-cell office:value-type="float" office:value="-0.5014">
            <text:p>-5.01E-001</text:p>
          </table:table-cell>
          <table:table-cell office:value-type="float" office:value="0.234">
            <text:p>2.34E-001</text:p>
          </table:table-cell>
          <table:table-cell office:value-type="float" office:value="-2.143">
            <text:p>-2.143</text:p>
          </table:table-cell>
          <table:table-cell office:value-type="float" office:value="0.0321">
            <text:p>0.032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amespaceMediaWiki</text:p>
          </table:table-cell>
          <table:table-cell office:value-type="float" office:value="-2.73">
            <text:p>-2.73E+000</text:p>
          </table:table-cell>
          <table:table-cell office:value-type="float" office:value="0.5388">
            <text:p>5.39E-001</text:p>
          </table:table-cell>
          <table:table-cell office:value-type="float" office:value="-5.067">
            <text:p>-5.067</text:p>
          </table:table-cell>
          <table:table-cell table:style-name="ce26" office:value-type="float" office:value="0.000000404">
            <text:p>4.04E-007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MediaWiki_talk</text:p>
          </table:table-cell>
          <table:table-cell office:value-type="float" office:value="-0.99">
            <text:p>-9.90E-001</text:p>
          </table:table-cell>
          <table:table-cell office:value-type="float" office:value="0.4018">
            <text:p>4.02E-001</text:p>
          </table:table-cell>
          <table:table-cell office:value-type="float" office:value="-2.464">
            <text:p>-2.464</text:p>
          </table:table-cell>
          <table:table-cell office:value-type="float" office:value="0.01375">
            <text:p>0.0137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amespaceSpecial</text:p>
          </table:table-cell>
          <table:table-cell office:value-type="float" office:value="-0.2486">
            <text:p>-2.49E-001</text:p>
          </table:table-cell>
          <table:table-cell office:value-type="float" office:value="0.01493">
            <text:p>1.49E-002</text:p>
          </table:table-cell>
          <table:table-cell office:value-type="float" office:value="-16.644">
            <text:p>-16.644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Talk</text:p>
          </table:table-cell>
          <table:table-cell office:value-type="float" office:value="0.0607">
            <text:p>6.07E-002</text:p>
          </table:table-cell>
          <table:table-cell office:value-type="float" office:value="0.03891">
            <text:p>3.89E-002</text:p>
          </table:table-cell>
          <table:table-cell office:value-type="float" office:value="1.56">
            <text:p>1.56</text:p>
          </table:table-cell>
          <table:table-cell office:value-type="float" office:value="0.11878">
            <text:p>0.11878</text:p>
          </table:table-cell>
          <table:table-cell/>
        </table:table-row>
        <table:table-row table:style-name="ro2">
          <table:table-cell office:value-type="string">
            <text:p>namespaceTemplate</text:p>
          </table:table-cell>
          <table:table-cell office:value-type="float" office:value="0.2562">
            <text:p>2.56E-001</text:p>
          </table:table-cell>
          <table:table-cell office:value-type="float" office:value="0.1272">
            <text:p>1.27E-001</text:p>
          </table:table-cell>
          <table:table-cell office:value-type="float" office:value="2.015">
            <text:p>2.015</text:p>
          </table:table-cell>
          <table:table-cell office:value-type="float" office:value="0.04391">
            <text:p>0.043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amespaceTemplate_talk</text:p>
          </table:table-cell>
          <table:table-cell office:value-type="float" office:value="-0.6053">
            <text:p>-6.05E-001</text:p>
          </table:table-cell>
          <table:table-cell office:value-type="float" office:value="0.4147">
            <text:p>4.15E-001</text:p>
          </table:table-cell>
          <table:table-cell office:value-type="float" office:value="-1.46">
            <text:p>-1.46</text:p>
          </table:table-cell>
          <table:table-cell office:value-type="float" office:value="0.14441">
            <text:p>0.14441</text:p>
          </table:table-cell>
          <table:table-cell/>
        </table:table-row>
        <table:table-row table:style-name="ro2">
          <table:table-cell office:value-type="string">
            <text:p>namespaceUser</text:p>
          </table:table-cell>
          <table:table-cell office:value-type="float" office:value="-0.2325">
            <text:p>-2.33E-001</text:p>
          </table:table-cell>
          <table:table-cell office:value-type="float" office:value="0.01712">
            <text:p>1.71E-002</text:p>
          </table:table-cell>
          <table:table-cell office:value-type="float" office:value="-13.583">
            <text:p>-13.583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User_talk</text:p>
          </table:table-cell>
          <table:table-cell office:value-type="float" office:value="-0.00538">
            <text:p>-5.38E-003</text:p>
          </table:table-cell>
          <table:table-cell office:value-type="float" office:value="0.0244">
            <text:p>2.44E-002</text:p>
          </table:table-cell>
          <table:table-cell office:value-type="float" office:value="-0.22">
            <text:p>-0.22</text:p>
          </table:table-cell>
          <table:table-cell office:value-type="float" office:value="0.82549">
            <text:p>0.82549</text:p>
          </table:table-cell>
          <table:table-cell/>
        </table:table-row>
        <table:table-row table:style-name="ro2">
          <table:table-cell office:value-type="string">
            <text:p>namespaceWikipedia</text:p>
          </table:table-cell>
          <table:table-cell office:value-type="float" office:value="-0.2083">
            <text:p>-2.08E-001</text:p>
          </table:table-cell>
          <table:table-cell office:value-type="float" office:value="0.03154">
            <text:p>3.15E-002</text:p>
          </table:table-cell>
          <table:table-cell office:value-type="float" office:value="-6.605">
            <text:p>-6.605</text:p>
          </table:table-cell>
          <table:table-cell table:style-name="ce26" office:value-type="float" office:value="0.0000000000397">
            <text:p>3.97E-011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namespaceWikipedia_talk</text:p>
          </table:table-cell>
          <table:table-cell office:value-type="float" office:value="0.3042">
            <text:p>3.04E-001</text:p>
          </table:table-cell>
          <table:table-cell office:value-type="float" office:value="0.06904">
            <text:p>6.90E-002</text:p>
          </table:table-cell>
          <table:table-cell office:value-type="float" office:value="4.406">
            <text:p>4.406</text:p>
          </table:table-cell>
          <table:table-cell table:style-name="ce26" office:value-type="float" office:value="0.0000105">
            <text:p>1.05E-005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browserblackberry</text:p>
          </table:table-cell>
          <table:table-cell office:value-type="float" office:value="0.1846">
            <text:p>1.85E-001</text:p>
          </table:table-cell>
          <table:table-cell office:value-type="float" office:value="0.2691">
            <text:p>2.69E-001</text:p>
          </table:table-cell>
          <table:table-cell office:value-type="float" office:value="0.686">
            <text:p>0.686</text:p>
          </table:table-cell>
          <table:table-cell office:value-type="float" office:value="0.4927">
            <text:p>0.4927</text:p>
          </table:table-cell>
          <table:table-cell/>
        </table:table-row>
        <table:table-row table:style-name="ro2">
          <table:table-cell office:value-type="string">
            <text:p>browsercamino</text:p>
          </table:table-cell>
          <table:table-cell office:value-type="float" office:value="0.1903">
            <text:p>1.90E-001</text:p>
          </table:table-cell>
          <table:table-cell office:value-type="float" office:value="0.4655">
            <text:p>4.66E-001</text:p>
          </table:table-cell>
          <table:table-cell office:value-type="float" office:value="0.409">
            <text:p>0.409</text:p>
          </table:table-cell>
          <table:table-cell office:value-type="float" office:value="0.68275">
            <text:p>0.68275</text:p>
          </table:table-cell>
          <table:table-cell/>
        </table:table-row>
        <table:table-row table:style-name="ro2">
          <table:table-cell office:value-type="string">
            <text:p>browserchrome</text:p>
          </table:table-cell>
          <table:table-cell office:value-type="float" office:value="0.02196">
            <text:p>2.20E-002</text:p>
          </table:table-cell>
          <table:table-cell office:value-type="float" office:value="0.01519">
            <text:p>1.52E-002</text:p>
          </table:table-cell>
          <table:table-cell office:value-type="float" office:value="1.446">
            <text:p>1.446</text:p>
          </table:table-cell>
          <table:table-cell office:value-type="float" office:value="0.14824">
            <text:p>0.14824</text:p>
          </table:table-cell>
          <table:table-cell/>
        </table:table-row>
        <table:table-row table:style-name="ro2">
          <table:table-cell office:value-type="string">
            <text:p>browserfirefox</text:p>
          </table:table-cell>
          <table:table-cell office:value-type="float" office:value="0.00671">
            <text:p>6.71E-003</text:p>
          </table:table-cell>
          <table:table-cell office:value-type="float" office:value="0.01662">
            <text:p>1.66E-002</text:p>
          </table:table-cell>
          <table:table-cell office:value-type="float" office:value="0.404">
            <text:p>0.404</text:p>
          </table:table-cell>
          <table:table-cell office:value-type="float" office:value="0.68637">
            <text:p>0.68637</text:p>
          </table:table-cell>
          <table:table-cell/>
        </table:table-row>
        <table:table-row table:style-name="ro2">
          <table:table-cell office:value-type="string">
            <text:p>browseriphone</text:p>
          </table:table-cell>
          <table:table-cell office:value-type="float" office:value="0.5401">
            <text:p>5.40E-001</text:p>
          </table:table-cell>
          <table:table-cell office:value-type="float" office:value="0.6796">
            <text:p>6.80E-001</text:p>
          </table:table-cell>
          <table:table-cell office:value-type="float" office:value="0.795">
            <text:p>0.795</text:p>
          </table:table-cell>
          <table:table-cell office:value-type="float" office:value="0.42678">
            <text:p>0.42678</text:p>
          </table:table-cell>
          <table:table-cell/>
        </table:table-row>
        <table:table-row table:style-name="ro2">
          <table:table-cell office:value-type="string">
            <text:p>browseripod</text:p>
          </table:table-cell>
          <table:table-cell office:value-type="float" office:value="-0.3396">
            <text:p>-3.40E-001</text:p>
          </table:table-cell>
          <table:table-cell office:value-type="float" office:value="0.1793">
            <text:p>1.79E-001</text:p>
          </table:table-cell>
          <table:table-cell office:value-type="float" office:value="-1.894">
            <text:p>-1.894</text:p>
          </table:table-cell>
          <table:table-cell office:value-type="float" office:value="0.0582">
            <text:p>0.0582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browserkonqueror</text:p>
          </table:table-cell>
          <table:table-cell office:value-type="float" office:value="-0.6627">
            <text:p>-6.63E-001</text:p>
          </table:table-cell>
          <table:table-cell office:value-type="float" office:value="0.6646">
            <text:p>6.65E-001</text:p>
          </table:table-cell>
          <table:table-cell office:value-type="float" office:value="-0.997">
            <text:p>-0.997</text:p>
          </table:table-cell>
          <table:table-cell office:value-type="float" office:value="0.3187">
            <text:p>0.3187</text:p>
          </table:table-cell>
          <table:table-cell/>
        </table:table-row>
        <table:table-row table:style-name="ro2">
          <table:table-cell office:value-type="string">
            <text:p>browseropera</text:p>
          </table:table-cell>
          <table:table-cell office:value-type="float" office:value="0.01415">
            <text:p>1.42E-002</text:p>
          </table:table-cell>
          <table:table-cell office:value-type="float" office:value="0.04587">
            <text:p>4.59E-002</text:p>
          </table:table-cell>
          <table:table-cell office:value-type="float" office:value="0.308">
            <text:p>0.308</text:p>
          </table:table-cell>
          <table:table-cell office:value-type="float" office:value="0.75776">
            <text:p>0.75776</text:p>
          </table:table-cell>
          <table:table-cell/>
        </table:table-row>
        <table:table-row table:style-name="ro2">
          <table:table-cell office:value-type="string">
            <text:p>browserps3</text:p>
          </table:table-cell>
          <table:table-cell office:value-type="float" office:value="0.4754">
            <text:p>4.75E-001</text:p>
          </table:table-cell>
          <table:table-cell office:value-type="float" office:value="0.6356">
            <text:p>6.36E-001</text:p>
          </table:table-cell>
          <table:table-cell office:value-type="float" office:value="0.748">
            <text:p>0.748</text:p>
          </table:table-cell>
          <table:table-cell office:value-type="float" office:value="0.45445">
            <text:p>0.45445</text:p>
          </table:table-cell>
          <table:table-cell/>
        </table:table-row>
        <table:table-row table:style-name="ro2">
          <table:table-cell office:value-type="string">
            <text:p>browsersafari</text:p>
          </table:table-cell>
          <table:table-cell office:value-type="float" office:value="-0.05353">
            <text:p>-5.35E-002</text:p>
          </table:table-cell>
          <table:table-cell office:value-type="float" office:value="0.0322">
            <text:p>3.22E-002</text:p>
          </table:table-cell>
          <table:table-cell office:value-type="float" office:value="-1.663">
            <text:p>-1.663</text:p>
          </table:table-cell>
          <table:table-cell office:value-type="float" office:value="0.09638">
            <text:p>0.09638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browserunknown</text:p>
          </table:table-cell>
          <table:table-cell office:value-type="float" office:value="-1.226">
            <text:p>-1.23E+000</text:p>
          </table:table-cell>
          <table:table-cell office:value-type="float" office:value="0.2011">
            <text:p>2.01E-001</text:p>
          </table:table-cell>
          <table:table-cell office:value-type="float" office:value="-6.097">
            <text:p>-6.097</text:p>
          </table:table-cell>
          <table:table-cell table:style-name="ce26" office:value-type="float" office:value="0.00000000108">
            <text:p>1.08E-009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osiphone</text:p>
          </table:table-cell>
          <table:table-cell office:value-type="float" office:value="0.0393">
            <text:p>3.93E-002</text:p>
          </table:table-cell>
          <table:table-cell office:value-type="float" office:value="0.6554">
            <text:p>6.55E-001</text:p>
          </table:table-cell>
          <table:table-cell office:value-type="float" office:value="0.06">
            <text:p>0.06</text:p>
          </table:table-cell>
          <table:table-cell office:value-type="float" office:value="0.95218">
            <text:p>0.95218</text:p>
          </table:table-cell>
          <table:table-cell/>
        </table:table-row>
        <table:table-row table:style-name="ro2">
          <table:table-cell office:value-type="string">
            <text:p>oslinux</text:p>
          </table:table-cell>
          <table:table-cell office:value-type="float" office:value="0.1119">
            <text:p>1.12E-001</text:p>
          </table:table-cell>
          <table:table-cell office:value-type="float" office:value="0.03887">
            <text:p>3.89E-002</text:p>
          </table:table-cell>
          <table:table-cell office:value-type="float" office:value="2.879">
            <text:p>2.879</text:p>
          </table:table-cell>
          <table:table-cell office:value-type="float" office:value="0.00399">
            <text:p>0.00399</text:p>
          </table:table-cell>
          <table:table-cell office:value-type="string">
            <text:p>**</text:p>
          </table:table-cell>
        </table:table-row>
        <table:table-row table:style-name="ro2">
          <table:table-cell office:value-type="string">
            <text:p>osmac</text:p>
          </table:table-cell>
          <table:table-cell office:value-type="float" office:value="0.2187">
            <text:p>2.19E-001</text:p>
          </table:table-cell>
          <table:table-cell office:value-type="float" office:value="0.02424">
            <text:p>2.42E-002</text:p>
          </table:table-cell>
          <table:table-cell office:value-type="float" office:value="9.023">
            <text:p>9.023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osunknown</text:p>
          </table:table-cell>
          <table:table-cell office:value-type="float" office:value="0.3658">
            <text:p>3.66E-001</text:p>
          </table:table-cell>
          <table:table-cell office:value-type="float" office:value="0.04866">
            <text:p>4.87E-002</text:p>
          </table:table-cell>
          <table:table-cell office:value-type="float" office:value="7.517">
            <text:p>7.517</text:p>
          </table:table-cell>
          <table:table-cell table:style-name="ce26" office:value-type="float" office:value="0.0000000000000561">
            <text:p>5.61E-014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auth_email</text:p>
          </table:table-cell>
          <table:table-cell office:value-type="float" office:value="0.2167">
            <text:p>2.17E-001</text:p>
          </table:table-cell>
          <table:table-cell office:value-type="float" office:value="0.01479">
            <text:p>1.48E-002</text:p>
          </table:table-cell>
          <table:table-cell office:value-type="float" office:value="14.656">
            <text:p>14.656</text:p>
          </table:table-cell>
          <table:table-cell office:value-type="string">
            <text:p><text:s/>&lt; 2e-1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auth_mb_funnel</text:p>
          </table:table-cell>
          <table:table-cell office:value-type="float" office:value="-0.02434">
            <text:p>-2.43E-002</text:p>
          </table:table-cell>
          <table:table-cell office:value-type="float" office:value="0.01875">
            <text:p>1.88E-002</text:p>
          </table:table-cell>
          <table:table-cell office:value-type="float" office:value="-1.298">
            <text:p>-1.298</text:p>
          </table:table-cell>
          <table:table-cell office:value-type="float" office:value="0.19425">
            <text:p>0.19425</text:p>
          </table:table-cell>
          <table:table-cell/>
        </table:table-row>
        <table:table-row table:style-name="ro2">
          <table:table-cell office:value-type="string">
            <text:p>I(age - 1):treatmentFeedback+Response</text:p>
          </table:table-cell>
          <table:table-cell office:value-type="float" office:value="-0.001878">
            <text:p>-1.88E-003</text:p>
          </table:table-cell>
          <table:table-cell office:value-type="float" office:value="0.001256">
            <text:p>1.26E-003</text:p>
          </table:table-cell>
          <table:table-cell office:value-type="float" office:value="-1.494">
            <text:p>-1.494</text:p>
          </table:table-cell>
          <table:table-cell office:value-type="float" office:value="0.13508">
            <text:p>0.13508</text:p>
          </table:table-cell>
          <table:table-cell/>
        </table:table-row>
        <table:table-row table:style-name="ro2">
          <table:table-cell office:value-type="string">
            <text:p>I(age - 1):treatmentFeedback+Helpful</text:p>
          </table:table-cell>
          <table:table-cell office:value-type="float" office:value="0.01051">
            <text:p>1.05E-002</text:p>
          </table:table-cell>
          <table:table-cell office:value-type="float" office:value="0.002361">
            <text:p>2.36E-003</text:p>
          </table:table-cell>
          <table:table-cell office:value-type="float" office:value="4.452">
            <text:p>4.452</text:p>
          </table:table-cell>
          <table:table-cell table:style-name="ce26" office:value-type="float" office:value="0.00000853">
            <text:p>8.53E-006</text:p>
          </table:table-cell>
          <table:table-cell office:value-type="string">
            <text:p>***</text:p>
          </table:table-cell>
        </table:table-row>
        <table:table-row table:style-name="ro2">
          <table:table-cell office:value-type="string">
            <text:p>I(age - 1):moodconfused</text:p>
          </table:table-cell>
          <table:table-cell office:value-type="float" office:value="0.0002063">
            <text:p>2.06E-004</text:p>
          </table:table-cell>
          <table:table-cell office:value-type="float" office:value="0.001322">
            <text:p>1.32E-003</text:p>
          </table:table-cell>
          <table:table-cell office:value-type="float" office:value="0.156">
            <text:p>0.156</text:p>
          </table:table-cell>
          <table:table-cell office:value-type="float" office:value="0.87599">
            <text:p>0.87599</text:p>
          </table:table-cell>
          <table:table-cell/>
        </table:table-row>
        <table:table-row table:style-name="ro2">
          <table:table-cell office:value-type="string">
            <text:p>I(age - 1):moodsad</text:p>
          </table:table-cell>
          <table:table-cell office:value-type="float" office:value="-0.002297">
            <text:p>-2.30E-003</text:p>
          </table:table-cell>
          <table:table-cell office:value-type="float" office:value="0.001727">
            <text:p>1.73E-003</text:p>
          </table:table-cell>
          <table:table-cell office:value-type="float" office:value="-1.33">
            <text:p>-1.33</text:p>
          </table:table-cell>
          <table:table-cell office:value-type="float" office:value="0.18348">
            <text:p>0.18348</text:p>
          </table:table-cell>
          <table:table-cell/>
        </table:table-row>
        <table:table-row table:style-name="ro2">
          <table:table-cell office:value-type="string">
            <text:p>treatmentFeedback+Response:moodconfused</text:p>
          </table:table-cell>
          <table:table-cell office:value-type="float" office:value="-0.06268">
            <text:p>-6.27E-002</text:p>
          </table:table-cell>
          <table:table-cell office:value-type="float" office:value="0.0307">
            <text:p>3.07E-002</text:p>
          </table:table-cell>
          <table:table-cell office:value-type="float" office:value="-2.042">
            <text:p>-2.042</text:p>
          </table:table-cell>
          <table:table-cell office:value-type="float" office:value="0.04118">
            <text:p>0.0411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treatmentFeedback+Helpful:moodconfused</text:p>
          </table:table-cell>
          <table:table-cell office:value-type="float" office:value="0.008741">
            <text:p>8.74E-003</text:p>
          </table:table-cell>
          <table:table-cell office:value-type="float" office:value="0.05574">
            <text:p>5.57E-002</text:p>
          </table:table-cell>
          <table:table-cell office:value-type="float" office:value="0.157">
            <text:p>0.157</text:p>
          </table:table-cell>
          <table:table-cell office:value-type="float" office:value="0.87539">
            <text:p>0.87539</text:p>
          </table:table-cell>
          <table:table-cell/>
        </table:table-row>
        <table:table-row table:style-name="ro2">
          <table:table-cell office:value-type="string">
            <text:p>treatmentFeedback+Response:moodsad</text:p>
          </table:table-cell>
          <table:table-cell office:value-type="float" office:value="0.04931">
            <text:p>4.93E-002</text:p>
          </table:table-cell>
          <table:table-cell office:value-type="float" office:value="0.03943">
            <text:p>3.94E-002</text:p>
          </table:table-cell>
          <table:table-cell office:value-type="float" office:value="1.251">
            <text:p>1.251</text:p>
          </table:table-cell>
          <table:table-cell office:value-type="float" office:value="0.2111">
            <text:p>0.2111</text:p>
          </table:table-cell>
          <table:table-cell/>
        </table:table-row>
        <table:table-row table:style-name="ro2">
          <table:table-cell office:value-type="string">
            <text:p>treatmentFeedback+Helpful:moodsad</text:p>
          </table:table-cell>
          <table:table-cell office:value-type="float" office:value="-0.1665">
            <text:p>-1.67E-001</text:p>
          </table:table-cell>
          <table:table-cell office:value-type="float" office:value="0.07855">
            <text:p>7.86E-002</text:p>
          </table:table-cell>
          <table:table-cell office:value-type="float" office:value="-2.12">
            <text:p>-2.12</text:p>
          </table:table-cell>
          <table:table-cell office:value-type="float" office:value="0.03405">
            <text:p>0.03405</text:p>
          </table:table-cell>
          <table:table-cell office:value-type="string">
            <text:p>*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---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5" office:value-type="string">
            <text:p>Signif. codes: <text:s/>0 ‘***’ 0.001 ‘**’ 0.01 ‘*’ 0.05 ‘. ’ 0.1 ‘ ’ 1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23:04:47</meta:creation-date>
    <dc:date>2012-07-31T23:36:01</dc:date>
    <meta:editing-duration>PT15M53S</meta:editing-duration>
    <meta:editing-cycles>2</meta:editing-cycles>
    <meta:generator>LibreOffice/3.5$Linux_X86_64 LibreOffice_project/350m1$Build-2</meta:generator>
    <meta:document-statistic meta:table-count="3" meta:cell-count="1125" meta:object-count="0"/>
  </office:meta>
</office:document-meta>
</file>